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宋体" svg:font-family="宋体"/>
    <style:font-face style:name="Times New Roman" svg:font-family="'Times New Roman'" style:font-family-generic="roman"/>
    <style:font-face style:name="Calibri1" svg:font-family="Calibri" style:font-family-generic="swiss"/>
    <style:font-face style:name="Cambria1" svg:font-family="Cambria" style:font-family-generic="swiss"/>
    <style:font-face style:name="宋体1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0043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3.7846in"/>
    </style:style>
    <style:style style:name="co7" style:family="table-column">
      <style:table-column-properties fo:break-before="auto" style:column-width="0.6555in"/>
    </style:style>
    <style:style style:name="co8" style:family="table-column">
      <style:table-column-properties fo:break-before="auto" style:column-width="2.9984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1.4953in"/>
    </style:style>
    <style:style style:name="co11" style:family="table-column">
      <style:table-column-properties fo:break-before="auto" style:column-width="2.6555in"/>
    </style:style>
    <style:style style:name="co12" style:family="table-column">
      <style:table-column-properties fo:break-before="auto" style:column-width="1.7146in"/>
    </style:style>
    <style:style style:name="co13" style:family="table-column">
      <style:table-column-properties fo:break-before="auto" style:column-width="1.5055in"/>
    </style:style>
    <style:style style:name="co14" style:family="table-column">
      <style:table-column-properties fo:break-before="auto" style:column-width="1.3173in"/>
    </style:style>
    <style:style style:name="co15" style:family="table-column">
      <style:table-column-properties fo:break-before="auto" style:column-width="1.4634in"/>
    </style:style>
    <style:style style:name="co16" style:family="table-column">
      <style:table-column-properties fo:break-before="auto" style:column-width="1.6626in"/>
    </style:style>
    <style:style style:name="co17" style:family="table-column">
      <style:table-column-properties fo:break-before="auto" style:column-width="1.0571in"/>
    </style:style>
    <style:style style:name="co18" style:family="table-column">
      <style:table-column-properties fo:break-before="auto" style:column-width="1.5256in"/>
    </style:style>
    <style:style style:name="co19" style:family="table-column">
      <style:table-column-properties fo:break-before="auto" style:column-width="2.0882in"/>
    </style:style>
    <style:style style:name="co20" style:family="table-column">
      <style:table-column-properties fo:break-before="auto" style:column-width="1.7602in"/>
    </style:style>
    <style:style style:name="co21" style:family="table-column">
      <style:table-column-properties fo:break-before="auto" style:column-width="1.1047in"/>
    </style:style>
    <style:style style:name="co22" style:family="table-column">
      <style:table-column-properties fo:break-before="auto" style:column-width="1.4327in"/>
    </style:style>
    <style:style style:name="ro1" style:family="table-row">
      <style:table-row-properties style:row-height="0.3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1618in" fo:break-before="auto" style:use-optimal-row-height="true"/>
    </style:style>
    <style:style style:name="ro7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宋体1" fo:font-size="9pt" style:font-name-asian="宋体1" style:font-size-asian="9pt" style:font-size-complex="9pt"/>
    </style:style>
    <style:style style:name="ce5" style:family="table-cell" style:parent-style-name="Default">
      <style:table-cell-properties fo:border="0.0008in solid #000000"/>
      <style:text-properties style:font-name="宋体1" fo:font-size="9pt" style:font-name-asian="宋体1" style:font-size-asian="9pt" style:font-size-complex="9pt"/>
    </style:style>
    <style:style style:name="ce6" style:family="table-cell" style:parent-style-name="Default">
      <style:table-cell-properties fo:border="0.0008in solid #000000"/>
      <style:text-properties fo:color="#000000" style:text-outline="false" style:text-line-through-style="none" style:font-name="宋体1" fo:font-size="9pt" fo:font-style="normal" fo:text-shadow="none" style:text-underline-style="none" fo:font-weight="normal" style:font-name-asian="宋体1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font-name="宋体1" fo:font-size="9pt" style:font-name-asian="宋体1" style:font-size-asian="9pt" style:font-size-complex="9pt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宋体1" fo:font-size="9pt" fo:font-style="normal" fo:text-shadow="none" style:text-underline-style="none" fo:font-weight="normal" style:font-name-asian="宋体1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宋体1" fo:font-size="9pt" fo:font-style="normal" fo:text-shadow="none" style:text-underline-style="none" fo:font-weight="normal" style:font-name-asian="宋体1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宋体1" fo:font-size="9pt" style:font-name-asian="宋体1" style:font-size-asian="9pt" style:font-size-complex="9pt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font-name="宋体1" fo:font-size="9pt" style:font-name-asian="宋体1" style:font-size-asian="9pt" style:font-size-complex="9pt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font-name="宋体1" fo:font-size="9pt" style:font-name-asian="宋体1" style:font-size-asian="9pt" style:font-size-complex="9pt"/>
    </style:style>
    <style:style style:name="ce14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font-name="宋体1" fo:font-size="9pt" style:font-name-asian="宋体1" style:font-size-asian="9pt" style:font-size-complex="9pt"/>
    </style:style>
    <style:style style:name="ce15" style:family="table-cell" style:parent-style-name="Default" style:data-style-name="N160">
      <style:table-cell-properties fo:border="0.0008in solid #000000"/>
      <style:text-properties style:font-name="宋体1" fo:font-size="9pt" style:font-name-asian="宋体1" style:font-size-asian="9pt" style:font-name-complex="Tahoma" style:font-size-complex="9pt"/>
    </style:style>
    <style:style style:name="ce16" style:family="table-cell" style:parent-style-name="Default">
      <style:table-cell-properties fo:border="0.0008in solid #000000"/>
      <style:text-properties style:font-name="宋体1" fo:font-size="9pt" style:font-name-asian="宋体1" style:font-size-asian="9pt" style:font-name-complex="Tahoma" style:font-size-complex="9pt"/>
    </style:style>
    <style:style style:name="ce17" style:family="table-cell" style:parent-style-name="Default" style:data-style-name="N160">
      <style:table-cell-properties fo:border="0.0008in solid #000000"/>
      <style:text-properties style:font-name="宋体1" fo:font-size="9pt" style:font-name-asian="宋体1" style:font-size-asian="9pt" style:font-size-complex="9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宋体1" fo:font-size="9pt" style:font-name-asian="宋体1" style:font-size-asian="9pt" style:font-size-complex="9pt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宋体1" fo:font-size="9pt" fo:font-style="normal" fo:text-shadow="none" style:text-underline-style="none" fo:font-weight="normal" style:font-name-asian="宋体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font-name="宋体1" fo:font-size="9pt" style:font-name-asian="宋体1" style:font-size-asian="9pt" style:font-size-complex="9pt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font-name="宋体1" fo:font-size="9pt" style:font-name-asian="宋体1" style:font-size-asian="9pt" style:font-size-complex="9pt"/>
    </style:style>
    <style:style style:name="ce22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font-name="宋体1" fo:font-size="9pt" style:font-name-asian="宋体1" style:font-size-asian="9pt" style:font-size-complex="9pt"/>
    </style:style>
    <style:style style:name="ce23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宋体1" fo:font-size="9pt" style:font-name-asian="宋体1" style:font-size-asian="9pt" style:font-size-complex="9pt"/>
    </style:style>
    <style:style style:name="ce24" style:family="table-cell" style:parent-style-name="Default">
      <style:table-cell-properties fo:border-bottom="0.0008in solid #000000" fo:border-left="none" fo:border-right="none" fo:border-top="0.0008in solid #000000"/>
      <style:text-properties style:font-name="宋体1" fo:font-size="9pt" style:font-name-asian="宋体1" style:font-size-asian="9pt" style:font-size-complex="9pt"/>
    </style:style>
    <style:style style:name="ce25" style:family="table-cell" style:parent-style-name="Default">
      <style:text-properties style:font-name="宋体" style:font-name-asian="宋体" style:font-name-complex="Tahoma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宋体1" fo:font-size="9pt" fo:font-style="normal" fo:text-shadow="none" style:text-underline-style="none" fo:font-weight="normal" style:font-name-asian="宋体1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60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宋体1" fo:font-size="9pt" fo:font-style="normal" fo:text-shadow="none" style:text-underline-style="none" fo:font-weight="normal" style:font-name-asian="宋体1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60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宋体1" fo:font-size="9pt" style:font-name-asian="宋体1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宋体1" fo:font-size="9pt" style:font-name-asian="宋体1" style:font-size-asian="9pt" style:font-size-complex="9pt"/>
    </style:style>
    <style:style style:name="ce31" style:family="table-cell" style:parent-style-name="Default">
      <style:text-properties style:font-name="宋体1" fo:font-size="9pt" style:font-name-asian="宋体1" style:font-size-asian="9pt" style:font-size-complex="9pt"/>
    </style:style>
    <style:style style:name="ce32" style:family="table-cell" style:parent-style-name="Default">
      <style:text-properties style:font-name="Arial" style:font-name-asian="宋体2" style:font-name-complex="Tahoma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/>
    </style:style>
  </office:automatic-styles>
  <office:body>
    <office:spreadsheet>
      <table:table table:name="资产负债表" table:style-name="ta1" table:print-ranges="资产负债表.A1:资产负债表.H4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0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9" table:number-rows-spanned="1">
            <text:p>资产负债表</text:p>
          </table:table-cell>
          <table:covered-table-cell table:number-columns-repeated="8"/>
        </table:table-row>
        <table:table-row table:style-name="ro2">
          <table:table-cell table:style-name="ce2" office:value-type="string">
            <text:p>公司名称：${report_imformation(data['form'])['company']}</text:p>
          </table:table-cell>
          <table:table-cell office:value-type="string" table:number-columns-spanned="4" table:number-rows-spanned="1">
            <text:p>${report_imformation(data['form'])['date']}</text:p>
          </table:table-cell>
          <table:covered-table-cell table:number-columns-repeated="3"/>
          <table:table-cell table:number-columns-repeated="2"/>
          <table:table-cell office:value-type="string">
            <text:p>单位：元</text:p>
          </table:table-cell>
          <table:table-cell/>
        </table:table-row>
        <table:table-row table:style-name="ro2">
          <table:table-cell table:style-name="ce3" office:value-type="string">
            <text:p>资产</text:p>
          </table:table-cell>
          <table:table-cell table:style-name="ce3" office:value-type="string">
            <text:p>行次</text:p>
          </table:table-cell>
          <table:table-cell table:style-name="ce3" office:value-type="string">
            <text:p>年初数</text:p>
          </table:table-cell>
          <table:table-cell table:style-name="ce3" office:value-type="string">
            <text:p>期末数</text:p>
          </table:table-cell>
          <table:table-cell table:style-name="ce3" office:value-type="string">
            <text:p>负债及所有权益</text:p>
          </table:table-cell>
          <table:table-cell table:style-name="ce3" office:value-type="string">
            <text:p>行次</text:p>
          </table:table-cell>
          <table:table-cell table:style-name="ce3" office:value-type="string">
            <text:p>年初数</text:p>
          </table:table-cell>
          <table:table-cell table:style-name="ce3" office:value-type="string">
            <text:p>期末数</text:p>
          </table:table-cell>
          <table:table-cell/>
        </table:table-row>
        <table:table-row table:style-name="ro2">
          <table:table-cell table:style-name="ce4" office:value-type="string">
            <text:p>流动资产：</text:p>
          </table:table-cell>
          <table:table-cell table:style-name="ce11" table:number-columns-repeated="2"/>
          <table:table-cell table:style-name="ce16"/>
          <table:table-cell table:style-name="ce6" office:value-type="string">
            <text:p>流动负债：</text:p>
          </table:table-cell>
          <table:table-cell table:style-name="ce18"/>
          <table:table-cell table:style-name="ce11" table:number-columns-repeated="2"/>
          <table:table-cell/>
        </table:table-row>
        <table:table-row table:style-name="ro2">
          <table:table-cell table:style-name="ce5" office:value-type="string">
            <text:p><text:s/>货币资金</text:p>
          </table:table-cell>
          <table:table-cell table:style-name="ce11" office:value-type="float" office:value="1">
            <text:p>1</text:p>
          </table:table-cell>
          <table:table-cell table:style-name="ce15" table:formula="of:=DSUM([科目汇总表.A2:.H20000];&quot;期初余额&quot;;[表行科目对应.A2:.A20])" office:value-type="float" office:value="0">
            <text:p><text:s/>- </text:p>
          </table:table-cell>
          <table:table-cell table:style-name="ce15" table:formula="of:=DSUM([科目汇总表.A2:.H2000];&quot;期末余额&quot;;[表行科目对应.A2:.A20])" office:value-type="float" office:value="0">
            <text:p><text:s/>- </text:p>
          </table:table-cell>
          <table:table-cell table:style-name="ce6" office:value-type="string">
            <text:p><text:s text:c="5"/>短期借款</text:p>
          </table:table-cell>
          <table:table-cell table:style-name="ce19" office:value-type="float" office:value="68">
            <text:p>68</text:p>
          </table:table-cell>
          <table:table-cell table:style-name="ce15" table:formula="of:=-DSUM([科目汇总表.A2:.H2000];&quot;期初余额&quot;;[表行科目对应.A22:.A40])" office:value-type="float" office:value="-0">
            <text:p><text:s/>- </text:p>
          </table:table-cell>
          <table:table-cell table:style-name="ce17" table:formula="of:=-DSUM([科目汇总表.A2:.H2000];&quot;期末余额&quot;;[表行科目对应.A22:.A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短期投资</text:p>
          </table:table-cell>
          <table:table-cell table:style-name="ce11" office:value-type="float" office:value="2">
            <text:p>2</text:p>
          </table:table-cell>
          <table:table-cell table:style-name="ce15" table:formula="of:=DSUM([科目汇总表.A2:.H20000];&quot;期初余额&quot;;[表行科目对应.B2:.B20])" office:value-type="float" office:value="0">
            <text:p><text:s/>- </text:p>
          </table:table-cell>
          <table:table-cell table:style-name="ce15" table:formula="of:=DSUM([科目汇总表.A2:.H2000];&quot;期末余额&quot;;[表行科目对应.B2:.B20])" office:value-type="float" office:value="0">
            <text:p><text:s/>- </text:p>
          </table:table-cell>
          <table:table-cell table:style-name="ce6" office:value-type="string">
            <text:p><text:s text:c="5"/>应付票据</text:p>
          </table:table-cell>
          <table:table-cell table:style-name="ce19" office:value-type="float" office:value="69">
            <text:p>69</text:p>
          </table:table-cell>
          <table:table-cell table:style-name="ce15" table:formula="of:=-DSUM([科目汇总表.A2:.H2000];&quot;期初余额&quot;;[表行科目对应.B22:.B40])" office:value-type="float" office:value="-0">
            <text:p><text:s/>- </text:p>
          </table:table-cell>
          <table:table-cell table:style-name="ce17" table:formula="of:=-DSUM([科目汇总表.A2:.H2000];&quot;期末余额&quot;;[表行科目对应.B22:.B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应收票据</text:p>
          </table:table-cell>
          <table:table-cell table:style-name="ce11" office:value-type="float" office:value="3">
            <text:p>3</text:p>
          </table:table-cell>
          <table:table-cell table:style-name="ce15" table:formula="of:=DSUM([科目汇总表.A2:.H20000];&quot;期初余额&quot;;[表行科目对应.C2:.C20])" office:value-type="float" office:value="0">
            <text:p><text:s/>- </text:p>
          </table:table-cell>
          <table:table-cell table:style-name="ce15" table:formula="of:=DSUM([科目汇总表.A2:.H2000];&quot;期末余额&quot;;[表行科目对应.C2:.C20])" office:value-type="float" office:value="0">
            <text:p><text:s/>- </text:p>
          </table:table-cell>
          <table:table-cell table:style-name="ce6" office:value-type="string">
            <text:p><text:s text:c="5"/>应付帐款</text:p>
          </table:table-cell>
          <table:table-cell table:style-name="ce19" office:value-type="float" office:value="70">
            <text:p>70</text:p>
          </table:table-cell>
          <table:table-cell table:style-name="ce15" table:formula="of:=-DSUM([科目汇总表.A2:.H2000];&quot;期初余额&quot;;[表行科目对应.C22:.C40])" office:value-type="float" office:value="-0">
            <text:p><text:s/>- </text:p>
          </table:table-cell>
          <table:table-cell table:style-name="ce17" table:formula="of:=-DSUM([科目汇总表.A2:.H2000];&quot;期末余额&quot;;[表行科目对应.C22:.C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应收股利</text:p>
          </table:table-cell>
          <table:table-cell table:style-name="ce11" office:value-type="float" office:value="4">
            <text:p>4</text:p>
          </table:table-cell>
          <table:table-cell table:style-name="ce15" table:formula="of:=DSUM([科目汇总表.A2:.H2000];&quot;期初余额&quot;;[表行科目对应.D2:.D20])" office:value-type="float" office:value="0">
            <text:p><text:s/>- </text:p>
          </table:table-cell>
          <table:table-cell table:style-name="ce17" table:formula="of:=DSUM([科目汇总表.A2:.H2000];&quot;期末余额&quot;;[表行科目对应.D2:.D20])" office:value-type="float" office:value="0">
            <text:p><text:s/>- </text:p>
          </table:table-cell>
          <table:table-cell table:style-name="ce6" office:value-type="string">
            <text:p><text:s text:c="5"/>预收帐款</text:p>
          </table:table-cell>
          <table:table-cell table:style-name="ce19" office:value-type="float" office:value="71">
            <text:p>71</text:p>
          </table:table-cell>
          <table:table-cell table:style-name="ce15" table:formula="of:=-DSUM([科目汇总表.A2:.H2000];&quot;期初余额&quot;;[表行科目对应.D22:.D40])" office:value-type="float" office:value="-0">
            <text:p><text:s/>- </text:p>
          </table:table-cell>
          <table:table-cell table:style-name="ce17" table:formula="of:=-DSUM([科目汇总表.A2:.H2000];&quot;期末余额&quot;;[表行科目对应.D22:.D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应收利息</text:p>
          </table:table-cell>
          <table:table-cell table:style-name="ce11" office:value-type="float" office:value="5">
            <text:p>5</text:p>
          </table:table-cell>
          <table:table-cell table:style-name="ce15" table:formula="of:=DSUM([科目汇总表.A2:.H2000];&quot;期初余额&quot;;[表行科目对应.E2:.E20])" office:value-type="float" office:value="0">
            <text:p><text:s/>- </text:p>
          </table:table-cell>
          <table:table-cell table:style-name="ce17" table:formula="of:=DSUM([科目汇总表.A2:.H2000];&quot;期末余额&quot;;[表行科目对应.E2:.E20])" office:value-type="float" office:value="0">
            <text:p><text:s/>- </text:p>
          </table:table-cell>
          <table:table-cell table:style-name="ce6" office:value-type="string">
            <text:p><text:s text:c="5"/>应付工资</text:p>
          </table:table-cell>
          <table:table-cell table:style-name="ce19" office:value-type="float" office:value="72">
            <text:p>72</text:p>
          </table:table-cell>
          <table:table-cell table:style-name="ce15" table:formula="of:=-DSUM([科目汇总表.A2:.H2000];&quot;期初余额&quot;;[表行科目对应.E22:.E40])" office:value-type="float" office:value="-0">
            <text:p><text:s/>- </text:p>
          </table:table-cell>
          <table:table-cell table:style-name="ce17" table:formula="of:=-DSUM([科目汇总表.A2:.H2000];&quot;期末余额&quot;;[表行科目对应.E22:.E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应收账款</text:p>
          </table:table-cell>
          <table:table-cell table:style-name="ce11" office:value-type="float" office:value="6">
            <text:p>6</text:p>
          </table:table-cell>
          <table:table-cell table:style-name="ce15" table:formula="of:=DSUM([科目汇总表.A2:.H2000];&quot;期初余额&quot;;[表行科目对应.F2:.F20])" office:value-type="float" office:value="0">
            <text:p><text:s/>- </text:p>
          </table:table-cell>
          <table:table-cell table:style-name="ce17" table:formula="of:=DSUM([科目汇总表.A2:.H2000];&quot;期末余额&quot;;[表行科目对应.F2:.F20])" office:value-type="float" office:value="0">
            <text:p><text:s/>- </text:p>
          </table:table-cell>
          <table:table-cell table:style-name="ce6" office:value-type="string">
            <text:p><text:s text:c="5"/>应付福利费</text:p>
          </table:table-cell>
          <table:table-cell table:style-name="ce19" office:value-type="float" office:value="73">
            <text:p>73</text:p>
          </table:table-cell>
          <table:table-cell table:style-name="ce15" table:formula="of:=-DSUM([科目汇总表.A2:.H2000];&quot;期初余额&quot;;[表行科目对应.F22:.F40])" office:value-type="float" office:value="-0">
            <text:p><text:s/>- </text:p>
          </table:table-cell>
          <table:table-cell table:style-name="ce17" table:formula="of:=-DSUM([科目汇总表.A2:.H2000];&quot;期末余额&quot;;[表行科目对应.F22:.F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其他应收款</text:p>
          </table:table-cell>
          <table:table-cell table:style-name="ce11" office:value-type="float" office:value="7">
            <text:p>7</text:p>
          </table:table-cell>
          <table:table-cell table:style-name="ce15" table:formula="of:=DSUM([科目汇总表.A2:.H2000];&quot;期初余额&quot;;[表行科目对应.G2:.G20])" office:value-type="float" office:value="0">
            <text:p><text:s/>- </text:p>
          </table:table-cell>
          <table:table-cell table:style-name="ce17" table:formula="of:=DSUM([科目汇总表.A2:.H2000];&quot;期末余额&quot;;[表行科目对应.G2:.G20])" office:value-type="float" office:value="0">
            <text:p><text:s/>- </text:p>
          </table:table-cell>
          <table:table-cell table:style-name="ce6" office:value-type="string">
            <text:p><text:s text:c="5"/>应付股利</text:p>
          </table:table-cell>
          <table:table-cell table:style-name="ce19" office:value-type="float" office:value="74">
            <text:p>74</text:p>
          </table:table-cell>
          <table:table-cell table:style-name="ce15" table:formula="of:=-DSUM([科目汇总表.A2:.H2000];&quot;期初余额&quot;;[表行科目对应.G22:.G40])" office:value-type="float" office:value="-0">
            <text:p><text:s/>- </text:p>
          </table:table-cell>
          <table:table-cell table:style-name="ce17" table:formula="of:=-DSUM([科目汇总表.A2:.H2000];&quot;期末余额&quot;;[表行科目对应.G22:.G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预付账款</text:p>
          </table:table-cell>
          <table:table-cell table:style-name="ce11" office:value-type="float" office:value="8">
            <text:p>8</text:p>
          </table:table-cell>
          <table:table-cell table:style-name="ce15" table:formula="of:=DSUM([科目汇总表.A2:.H2000];&quot;期初余额&quot;;[表行科目对应.H2:.H20])" office:value-type="float" office:value="0">
            <text:p><text:s/>- </text:p>
          </table:table-cell>
          <table:table-cell table:style-name="ce17" table:formula="of:=DSUM([科目汇总表.A2:.H2000];&quot;期末余额&quot;;[表行科目对应.H2:.H20])" office:value-type="float" office:value="0">
            <text:p><text:s/>- </text:p>
          </table:table-cell>
          <table:table-cell table:style-name="ce6" office:value-type="string">
            <text:p><text:s text:c="5"/>应交税金</text:p>
          </table:table-cell>
          <table:table-cell table:style-name="ce19" office:value-type="float" office:value="75">
            <text:p>75</text:p>
          </table:table-cell>
          <table:table-cell table:style-name="ce15" table:formula="of:=-DSUM([科目汇总表.A2:.H2000];&quot;期初余额&quot;;[表行科目对应.H22:.H40])" office:value-type="float" office:value="-0">
            <text:p><text:s/>- </text:p>
          </table:table-cell>
          <table:table-cell table:style-name="ce17" table:formula="of:=-DSUM([科目汇总表.A2:.H2000];&quot;期末余额&quot;;[表行科目对应.H22:.H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应收补贴款</text:p>
          </table:table-cell>
          <table:table-cell table:style-name="ce11" office:value-type="float" office:value="9">
            <text:p>9</text:p>
          </table:table-cell>
          <table:table-cell table:style-name="ce15" table:formula="of:=DSUM([科目汇总表.A2:.H2000];&quot;期初余额&quot;;[表行科目对应.I2:.I20])" office:value-type="float" office:value="0">
            <text:p><text:s/>- </text:p>
          </table:table-cell>
          <table:table-cell table:style-name="ce17" table:formula="of:=DSUM([科目汇总表.A2:.H2000];&quot;期末余额&quot;;[表行科目对应.I2:.I20])" office:value-type="float" office:value="0">
            <text:p><text:s/>- </text:p>
          </table:table-cell>
          <table:table-cell table:style-name="ce6" office:value-type="string">
            <text:p><text:s text:c="5"/>其他应交款</text:p>
          </table:table-cell>
          <table:table-cell table:style-name="ce19" office:value-type="float" office:value="80">
            <text:p>80</text:p>
          </table:table-cell>
          <table:table-cell table:style-name="ce15" table:formula="of:=-DSUM([科目汇总表.A2:.H2000];&quot;期初余额&quot;;[表行科目对应.I22:.I40])" office:value-type="float" office:value="-0">
            <text:p><text:s/>- </text:p>
          </table:table-cell>
          <table:table-cell table:style-name="ce17" table:formula="of:=-DSUM([科目汇总表.A2:.H2000];&quot;期末余额&quot;;[表行科目对应.I22:.I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存货</text:p>
          </table:table-cell>
          <table:table-cell table:style-name="ce11" office:value-type="float" office:value="10">
            <text:p>10</text:p>
          </table:table-cell>
          <table:table-cell table:style-name="ce15" table:formula="of:=DSUM([科目汇总表.A2:.H2000];&quot;期初余额&quot;;[表行科目对应.J2:.J20])" office:value-type="float" office:value="0">
            <text:p><text:s/>- </text:p>
          </table:table-cell>
          <table:table-cell table:style-name="ce17" table:formula="of:=DSUM([科目汇总表.A2:.H2000];&quot;期末余额&quot;;[表行科目对应.J2:.J20])" office:value-type="float" office:value="0">
            <text:p><text:s/>- </text:p>
          </table:table-cell>
          <table:table-cell table:style-name="ce6" office:value-type="string">
            <text:p><text:s text:c="5"/>其他应付款</text:p>
          </table:table-cell>
          <table:table-cell table:style-name="ce19" office:value-type="float" office:value="81">
            <text:p>81</text:p>
          </table:table-cell>
          <table:table-cell table:style-name="ce15" table:formula="of:=-DSUM([科目汇总表.A2:.H2000];&quot;期初余额&quot;;[表行科目对应.J22:.J40])" office:value-type="float" office:value="-0">
            <text:p><text:s/>- </text:p>
          </table:table-cell>
          <table:table-cell table:style-name="ce17" table:formula="of:=-DSUM([科目汇总表.A2:.H2000];&quot;期末余额&quot;;[表行科目对应.J22:.J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待摊费用</text:p>
          </table:table-cell>
          <table:table-cell table:style-name="ce11" office:value-type="float" office:value="11">
            <text:p>11</text:p>
          </table:table-cell>
          <table:table-cell table:style-name="ce15" table:formula="of:=DSUM([科目汇总表.A2:.H2000];&quot;期初余额&quot;;[表行科目对应.K2:.K20])" office:value-type="float" office:value="0">
            <text:p><text:s/>- </text:p>
          </table:table-cell>
          <table:table-cell table:style-name="ce17" table:formula="of:=DSUM([科目汇总表.A2:.H2000];&quot;期末余额&quot;;[表行科目对应.K2:.K20])" office:value-type="float" office:value="0">
            <text:p><text:s/>- </text:p>
          </table:table-cell>
          <table:table-cell table:style-name="ce6" office:value-type="string">
            <text:p><text:s text:c="5"/>预提费用</text:p>
          </table:table-cell>
          <table:table-cell table:style-name="ce19" office:value-type="float" office:value="82">
            <text:p>82</text:p>
          </table:table-cell>
          <table:table-cell table:style-name="ce15" table:formula="of:=-DSUM([科目汇总表.A2:.H2000];&quot;期初余额&quot;;[表行科目对应.K22:.K40])" office:value-type="float" office:value="-0">
            <text:p><text:s/>- </text:p>
          </table:table-cell>
          <table:table-cell table:style-name="ce17" table:formula="of:=-DSUM([科目汇总表.A2:.H2000];&quot;期末余额&quot;;[表行科目对应.K22:.K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一年内到期的长期债权投资</text:p>
          </table:table-cell>
          <table:table-cell table:style-name="ce11" office:value-type="float" office:value="21">
            <text:p>21</text:p>
          </table:table-cell>
          <table:table-cell table:style-name="ce15" table:formula="of:=DSUM([科目汇总表.A2:.H2000];&quot;期初余额&quot;;[表行科目对应.L2:.L20])" office:value-type="float" office:value="0">
            <text:p><text:s/>- </text:p>
          </table:table-cell>
          <table:table-cell table:style-name="ce17" table:formula="of:=DSUM([科目汇总表.A2:.H2000];&quot;期末余额&quot;;[表行科目对应.L2:.L20])" office:value-type="float" office:value="0">
            <text:p><text:s/>- </text:p>
          </table:table-cell>
          <table:table-cell table:style-name="ce6" office:value-type="string">
            <text:p><text:s text:c="5"/>预计负债</text:p>
          </table:table-cell>
          <table:table-cell table:style-name="ce19" office:value-type="float" office:value="83">
            <text:p>83</text:p>
          </table:table-cell>
          <table:table-cell table:style-name="ce15" table:formula="of:=-DSUM([科目汇总表.A2:.H2000];&quot;期初余额&quot;;[表行科目对应.L22:.L40])" office:value-type="float" office:value="-0">
            <text:p><text:s/>- </text:p>
          </table:table-cell>
          <table:table-cell table:style-name="ce17" table:formula="of:=-DSUM([科目汇总表.A2:.H2000];&quot;期末余额&quot;;[表行科目对应.L22:.L40])" office:value-type="float" office:value="-0">
            <text:p><text:s/>- </text:p>
          </table:table-cell>
          <table:table-cell/>
        </table:table-row>
        <table:table-row table:style-name="ro2">
          <table:table-cell table:style-name="ce5" office:value-type="string">
            <text:p><text:s/>其他流动资产</text:p>
          </table:table-cell>
          <table:table-cell table:style-name="ce11" office:value-type="float" office:value="24">
            <text:p>24</text:p>
          </table:table-cell>
          <table:table-cell table:style-name="ce15" table:formula="of:=DSUM([科目汇总表.A2:.H2000];&quot;期初余额&quot;;[表行科目对应.M2:.M20])" office:value-type="float" office:value="0">
            <text:p><text:s/>- </text:p>
          </table:table-cell>
          <table:table-cell table:style-name="ce17" table:formula="of:=DSUM([科目汇总表.A2:.H2000];&quot;期末余额&quot;;[表行科目对应.M2:.M20])" office:value-type="float" office:value="0">
            <text:p><text:s/>- </text:p>
          </table:table-cell>
          <table:table-cell table:style-name="ce6" office:value-type="string">
            <text:p><text:s text:c="5"/>一年内到期的长期负债</text:p>
          </table:table-cell>
          <table:table-cell table:style-name="ce19" office:value-type="float" office:value="86">
            <text:p>86</text:p>
          </table:table-cell>
          <table:table-cell table:style-name="ce15" table:formula="of:=-DSUM([科目汇总表.A2:.H2000];&quot;期初余额&quot;;[表行科目对应.M22:.M40])" office:value-type="float" office:value="-0">
            <text:p><text:s/>- </text:p>
          </table:table-cell>
          <table:table-cell table:style-name="ce17" table:formula="of:=-DSUM([科目汇总表.A2:.H2000];&quot;期末余额&quot;;[表行科目对应.M22:.M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流动资产合计</text:p>
          </table:table-cell>
          <table:table-cell table:style-name="ce11" office:value-type="float" office:value="31">
            <text:p>31</text:p>
          </table:table-cell>
          <table:table-cell table:style-name="ce15" table:formula="of:=[.C5]+[.C6]+[.C7]+[.C8]+[.C9]+[.C10]+[.C11]+[.C12]+[.C13]+[.C14]+[.C15]+[.C16]+[.C17]" office:value-type="float" office:value="0">
            <text:p><text:s/>- </text:p>
          </table:table-cell>
          <table:table-cell table:style-name="ce15" table:formula="of:=[.D5]+[.D6]+[.D7]+[.D8]+[.D9]+[.D10]+[.D11]+[.D12]+[.D13]+[.D14]+[.D15]+[.D16]+[.D17]" office:value-type="float" office:value="0">
            <text:p><text:s/>- </text:p>
          </table:table-cell>
          <table:table-cell table:style-name="ce6" office:value-type="string">
            <text:p><text:s text:c="5"/>其他流动负债</text:p>
          </table:table-cell>
          <table:table-cell table:style-name="ce19" office:value-type="float" office:value="90">
            <text:p>90</text:p>
          </table:table-cell>
          <table:table-cell table:style-name="ce15" table:formula="of:=-DSUM([科目汇总表.A2:.H2000];&quot;期初余额&quot;;[表行科目对应.N22:.N40])" office:value-type="float" office:value="-0">
            <text:p><text:s/>- </text:p>
          </table:table-cell>
          <table:table-cell table:style-name="ce17" table:formula="of:=-DSUM([科目汇总表.A2:.H2000];&quot;期末余额&quot;;[表行科目对应.N22:.N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长期投资：</text:p>
          </table:table-cell>
          <table:table-cell table:style-name="ce11"/>
          <table:table-cell table:style-name="ce15"/>
          <table:table-cell table:style-name="ce17"/>
          <table:table-cell table:style-name="ce5"/>
          <table:table-cell table:style-name="ce18"/>
          <table:table-cell table:style-name="ce15"/>
          <table:table-cell table:style-name="ce17"/>
          <table:table-cell/>
        </table:table-row>
        <table:table-row table:style-name="ro2">
          <table:table-cell table:style-name="ce6" office:value-type="string">
            <text:p><text:s text:c="5"/>长期股权投资</text:p>
          </table:table-cell>
          <table:table-cell table:style-name="ce11" office:value-type="float" office:value="32">
            <text:p>32</text:p>
          </table:table-cell>
          <table:table-cell table:style-name="ce15" table:formula="of:=DSUM([科目汇总表.A2:.H2000];&quot;期初余额&quot;;[表行科目对应.N2:.N20])" office:value-type="float" office:value="0">
            <text:p><text:s/>- </text:p>
          </table:table-cell>
          <table:table-cell table:style-name="ce17" table:formula="of:=DSUM([科目汇总表.A2:.H2000];&quot;期末余额&quot;;[表行科目对应.N2:.N20])" office:value-type="float" office:value="0">
            <text:p><text:s/>- </text:p>
          </table:table-cell>
          <table:table-cell table:style-name="ce6" office:value-type="string">
            <text:p><text:s text:c="5"/>流动负债合计</text:p>
          </table:table-cell>
          <table:table-cell table:style-name="ce19" office:value-type="float" office:value="100">
            <text:p>100</text:p>
          </table:table-cell>
          <table:table-cell table:style-name="ce15" table:formula="of:=[.G5]+[.G6]+[.G7]+[.G8]+[.G9]+[.G10]+[.G11]+[.G12]+[.G13]+[.G14]+[.G15]+[.G16]+[.G17]+[.G18]" office:value-type="float" office:value="-0">
            <text:p><text:s/>- </text:p>
          </table:table-cell>
          <table:table-cell table:style-name="ce15" table:formula="of:=[.H5]+[.H6]+[.H7]+[.H8]+[.H9]+[.H10]+[.H11]+[.H12]+[.H13]+[.H14]+[.H15]+[.H16]+[.H17]+[.H18]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长期债权投资</text:p>
          </table:table-cell>
          <table:table-cell table:style-name="ce11" office:value-type="float" office:value="34">
            <text:p>34</text:p>
          </table:table-cell>
          <table:table-cell table:style-name="ce15" table:formula="of:=DSUM([科目汇总表.A2:.H2000];&quot;期初余额&quot;;[表行科目对应.O2:.O20])" office:value-type="float" office:value="0">
            <text:p><text:s/>- </text:p>
          </table:table-cell>
          <table:table-cell table:style-name="ce17" table:formula="of:=DSUM([科目汇总表.A2:.H2000];&quot;期末余额&quot;;[表行科目对应.O2:.O20])" office:value-type="float" office:value="0">
            <text:p><text:s/>- </text:p>
          </table:table-cell>
          <table:table-cell table:style-name="ce6" office:value-type="string">
            <text:p>长期负债：</text:p>
          </table:table-cell>
          <table:table-cell table:style-name="ce18"/>
          <table:table-cell table:style-name="ce15"/>
          <table:table-cell table:style-name="ce17"/>
          <table:table-cell/>
        </table:table-row>
        <table:table-row table:style-name="ro2">
          <table:table-cell table:style-name="ce6" office:value-type="string">
            <text:p><text:s text:c="5"/>长期投资合计</text:p>
          </table:table-cell>
          <table:table-cell table:style-name="ce11" office:value-type="float" office:value="38">
            <text:p>38</text:p>
          </table:table-cell>
          <table:table-cell table:style-name="ce15" table:formula="of:=[.C20]+[.C21]" office:value-type="float" office:value="0">
            <text:p><text:s/>- </text:p>
          </table:table-cell>
          <table:table-cell table:style-name="ce15" table:formula="of:=[.D20]+[.D21]" office:value-type="float" office:value="0">
            <text:p><text:s/>- </text:p>
          </table:table-cell>
          <table:table-cell table:style-name="ce6" office:value-type="string">
            <text:p><text:s text:c="5"/>长期借款</text:p>
          </table:table-cell>
          <table:table-cell table:style-name="ce19" office:value-type="float" office:value="101">
            <text:p>101</text:p>
          </table:table-cell>
          <table:table-cell table:style-name="ce15" table:formula="of:=-DSUM([科目汇总表.A2:.H2000];&quot;期初余额&quot;;[表行科目对应.O22:.O40])" office:value-type="float" office:value="-0">
            <text:p><text:s/>- </text:p>
          </table:table-cell>
          <table:table-cell table:style-name="ce17" table:formula="of:=-DSUM([科目汇总表.A2:.H2000];&quot;期末余额&quot;;[表行科目对应.O22:.O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固定资产：</text:p>
          </table:table-cell>
          <table:table-cell table:style-name="ce11"/>
          <table:table-cell table:style-name="ce15"/>
          <table:table-cell table:style-name="ce17"/>
          <table:table-cell table:style-name="ce6" office:value-type="string">
            <text:p><text:s text:c="5"/>应付债券</text:p>
          </table:table-cell>
          <table:table-cell table:style-name="ce19" office:value-type="float" office:value="102">
            <text:p>102</text:p>
          </table:table-cell>
          <table:table-cell table:style-name="ce15" table:formula="of:=-DSUM([科目汇总表.A2:.H2000];&quot;期初余额&quot;;[表行科目对应.P22:.P40])" office:value-type="float" office:value="-0">
            <text:p><text:s/>- </text:p>
          </table:table-cell>
          <table:table-cell table:style-name="ce17" table:formula="of:=-DSUM([科目汇总表.A2:.H2000];&quot;期末余额&quot;;[表行科目对应.P22:.P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固定资产原价</text:p>
          </table:table-cell>
          <table:table-cell table:style-name="ce11" office:value-type="float" office:value="39">
            <text:p>39</text:p>
          </table:table-cell>
          <table:table-cell table:style-name="ce15" table:formula="of:=DSUM([科目汇总表.A2:.H2000];&quot;期初余额&quot;;[表行科目对应.P2:.P20])" office:value-type="float" office:value="0">
            <text:p><text:s/>- </text:p>
          </table:table-cell>
          <table:table-cell table:style-name="ce17" table:formula="of:=DSUM([科目汇总表.A2:.H2000];&quot;期末余额&quot;;[表行科目对应.P2:.P20])" office:value-type="float" office:value="0">
            <text:p><text:s/>- </text:p>
          </table:table-cell>
          <table:table-cell table:style-name="ce6" office:value-type="string">
            <text:p><text:s text:c="5"/>长期应付款</text:p>
          </table:table-cell>
          <table:table-cell table:style-name="ce19" office:value-type="float" office:value="103">
            <text:p>103</text:p>
          </table:table-cell>
          <table:table-cell table:style-name="ce15" table:formula="of:=-DSUM([科目汇总表.A2:.H2000];&quot;期初余额&quot;;[表行科目对应.Q22:.Q40])" office:value-type="float" office:value="-0">
            <text:p><text:s/>- </text:p>
          </table:table-cell>
          <table:table-cell table:style-name="ce17" table:formula="of:=-DSUM([科目汇总表.A2:.H2000];&quot;期末余额&quot;;[表行科目对应.Q22:.Q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10"/>减：累计折旧</text:p>
          </table:table-cell>
          <table:table-cell table:style-name="ce11" office:value-type="float" office:value="40">
            <text:p>40</text:p>
          </table:table-cell>
          <table:table-cell table:style-name="ce15" table:formula="of:=DSUM([科目汇总表.A2:.H2000];&quot;期初余额&quot;;[表行科目对应.Q2:.Q20])" office:value-type="float" office:value="0">
            <text:p><text:s/>- </text:p>
          </table:table-cell>
          <table:table-cell table:style-name="ce17" table:formula="of:=DSUM([科目汇总表.A2:.H2000];&quot;期末余额&quot;;[表行科目对应.Q2:.Q20])" office:value-type="float" office:value="0">
            <text:p><text:s/>- </text:p>
          </table:table-cell>
          <table:table-cell table:style-name="ce6" office:value-type="string">
            <text:p><text:s text:c="5"/>专项应付款</text:p>
          </table:table-cell>
          <table:table-cell table:style-name="ce19" office:value-type="float" office:value="106">
            <text:p>106</text:p>
          </table:table-cell>
          <table:table-cell table:style-name="ce15" table:formula="of:=-DSUM([科目汇总表.A2:.H2000];&quot;期初余额&quot;;[表行科目对应.R22:.R40])" office:value-type="float" office:value="-0">
            <text:p><text:s/>- </text:p>
          </table:table-cell>
          <table:table-cell table:style-name="ce17" table:formula="of:=-DSUM([科目汇总表.A2:.H2000];&quot;期末余额&quot;;[表行科目对应.R22:.R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固定资产净值</text:p>
          </table:table-cell>
          <table:table-cell table:style-name="ce11" office:value-type="float" office:value="41">
            <text:p>41</text:p>
          </table:table-cell>
          <table:table-cell table:style-name="ce15" table:formula="of:=[.C24]-[.C25]" office:value-type="float" office:value="0">
            <text:p><text:s/>- </text:p>
          </table:table-cell>
          <table:table-cell table:style-name="ce15" table:formula="of:=[.D24]-[.D25]" office:value-type="float" office:value="0">
            <text:p><text:s/>- </text:p>
          </table:table-cell>
          <table:table-cell table:style-name="ce6" office:value-type="string">
            <text:p><text:s text:c="5"/>其他长期负债</text:p>
          </table:table-cell>
          <table:table-cell table:style-name="ce19" office:value-type="float" office:value="108">
            <text:p>108</text:p>
          </table:table-cell>
          <table:table-cell table:style-name="ce15" table:formula="of:=-DSUM([科目汇总表.A2:.H2000];&quot;期初余额&quot;;[表行科目对应.S22:.S40])" office:value-type="float" office:value="-0">
            <text:p><text:s/>- </text:p>
          </table:table-cell>
          <table:table-cell table:style-name="ce17" table:formula="of:=-DSUM([科目汇总表.A2:.H2000];&quot;期末余额&quot;;[表行科目对应.S22:.S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10"/>减：固定资产减值准备</text:p>
          </table:table-cell>
          <table:table-cell table:style-name="ce11" office:value-type="float" office:value="42">
            <text:p>42</text:p>
          </table:table-cell>
          <table:table-cell table:style-name="ce15" table:formula="of:=DSUM([科目汇总表.A2:.H2000];&quot;期初余额&quot;;[表行科目对应.R2:.R20])" office:value-type="float" office:value="0">
            <text:p><text:s/>- </text:p>
          </table:table-cell>
          <table:table-cell table:style-name="ce17" table:formula="of:=DSUM([科目汇总表.A2:.H2000];&quot;期末余额&quot;;[表行科目对应.R2:.R20])" office:value-type="float" office:value="0">
            <text:p><text:s/>- </text:p>
          </table:table-cell>
          <table:table-cell table:style-name="ce6" office:value-type="string">
            <text:p><text:s text:c="5"/>长期负债合计</text:p>
          </table:table-cell>
          <table:table-cell table:style-name="ce19" office:value-type="float" office:value="110">
            <text:p>110</text:p>
          </table:table-cell>
          <table:table-cell table:style-name="ce15" table:formula="of:=[.G22]+[.G23]+[.G24]+[.G25]+[.G26]" office:value-type="float" office:value="-0">
            <text:p><text:s/>- </text:p>
          </table:table-cell>
          <table:table-cell table:style-name="ce15" table:formula="of:=[.H22]+[.H23]+[.H24]+[.H25]+[.H26]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固定资产净额</text:p>
          </table:table-cell>
          <table:table-cell table:style-name="ce11" office:value-type="float" office:value="43">
            <text:p>43</text:p>
          </table:table-cell>
          <table:table-cell table:style-name="ce15" table:formula="of:=[.C26]-[.C27]" office:value-type="float" office:value="0">
            <text:p><text:s/>- </text:p>
          </table:table-cell>
          <table:table-cell table:style-name="ce15" table:formula="of:=[.D26]-[.D27]" office:value-type="float" office:value="0">
            <text:p><text:s/>- </text:p>
          </table:table-cell>
          <table:table-cell table:style-name="ce6" office:value-type="string">
            <text:p>递延税项：</text:p>
          </table:table-cell>
          <table:table-cell table:style-name="ce18"/>
          <table:table-cell table:style-name="ce15"/>
          <table:table-cell table:style-name="ce17"/>
          <table:table-cell/>
        </table:table-row>
        <table:table-row table:style-name="ro2">
          <table:table-cell table:style-name="ce6" office:value-type="string">
            <text:p><text:s text:c="5"/>工程物资</text:p>
          </table:table-cell>
          <table:table-cell table:style-name="ce11" office:value-type="float" office:value="44">
            <text:p>44</text:p>
          </table:table-cell>
          <table:table-cell table:style-name="ce15" table:formula="of:=DSUM([科目汇总表.A2:.H2000];&quot;期初余额&quot;;[表行科目对应.S2:.S20])" office:value-type="float" office:value="0">
            <text:p><text:s/>- </text:p>
          </table:table-cell>
          <table:table-cell table:style-name="ce17" table:formula="of:=DSUM([科目汇总表.A2:.H2000];&quot;期末余额&quot;;[表行科目对应.S2:.S20])" office:value-type="float" office:value="0">
            <text:p><text:s/>- </text:p>
          </table:table-cell>
          <table:table-cell table:style-name="ce6" office:value-type="string">
            <text:p><text:s text:c="5"/>递延税款贷项</text:p>
          </table:table-cell>
          <table:table-cell table:style-name="ce19" office:value-type="float" office:value="111">
            <text:p>111</text:p>
          </table:table-cell>
          <table:table-cell table:style-name="ce15" table:formula="of:=-DSUM([科目汇总表.A2:.H2000];&quot;期初余额&quot;;[表行科目对应.T22:.T40])" office:value-type="float" office:value="-0">
            <text:p><text:s/>- </text:p>
          </table:table-cell>
          <table:table-cell table:style-name="ce17" table:formula="of:=-DSUM([科目汇总表.A2:.H2000];&quot;期末余额&quot;;[表行科目对应.T22:.T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在建工程</text:p>
          </table:table-cell>
          <table:table-cell table:style-name="ce11" office:value-type="float" office:value="45">
            <text:p>45</text:p>
          </table:table-cell>
          <table:table-cell table:style-name="ce15" table:formula="of:=DSUM([科目汇总表.A2:.H2000];&quot;期初余额&quot;;[表行科目对应.T2:.T20])" office:value-type="float" office:value="0">
            <text:p><text:s/>- </text:p>
          </table:table-cell>
          <table:table-cell table:style-name="ce17" table:formula="of:=DSUM([科目汇总表.A2:.H2000];&quot;期末余额&quot;;[表行科目对应.T2:.T20])" office:value-type="float" office:value="0">
            <text:p><text:s/>- </text:p>
          </table:table-cell>
          <table:table-cell table:style-name="ce6" office:value-type="string">
            <text:p><text:s text:c="5"/>负债合计</text:p>
          </table:table-cell>
          <table:table-cell table:style-name="ce19" office:value-type="float" office:value="114">
            <text:p>114</text:p>
          </table:table-cell>
          <table:table-cell table:style-name="ce15" table:formula="of:=[.G20]+[.G27]+[.G29]" office:value-type="float" office:value="-0">
            <text:p><text:s/>- </text:p>
          </table:table-cell>
          <table:table-cell table:style-name="ce15" table:formula="of:=[.H20]+[.H27]+[.H29]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固定资产清理</text:p>
          </table:table-cell>
          <table:table-cell table:style-name="ce11" office:value-type="float" office:value="46">
            <text:p>46</text:p>
          </table:table-cell>
          <table:table-cell table:style-name="ce15" table:formula="of:=DSUM([科目汇总表.A2:.H2000];&quot;期初余额&quot;;[表行科目对应.U2:.U20])" office:value-type="float" office:value="0">
            <text:p><text:s/>- </text:p>
          </table:table-cell>
          <table:table-cell table:style-name="ce17" table:formula="of:=DSUM([科目汇总表.A2:.H2000];&quot;期末余额&quot;;[表行科目对应.U2:.U20])" office:value-type="float" office:value="0">
            <text:p><text:s/>- </text:p>
          </table:table-cell>
          <table:table-cell table:style-name="ce5"/>
          <table:table-cell table:style-name="ce18"/>
          <table:table-cell table:style-name="ce15"/>
          <table:table-cell table:style-name="ce17"/>
          <table:table-cell/>
        </table:table-row>
        <table:table-row table:style-name="ro2">
          <table:table-cell table:style-name="ce6" office:value-type="string">
            <text:p><text:s text:c="5"/>固定资产合计</text:p>
          </table:table-cell>
          <table:table-cell table:style-name="ce11" office:value-type="float" office:value="50">
            <text:p>50</text:p>
          </table:table-cell>
          <table:table-cell table:style-name="ce15" table:formula="of:=[.C28]+[.C29]+[.C30]+[.C31]" office:value-type="float" office:value="0">
            <text:p><text:s/>- </text:p>
          </table:table-cell>
          <table:table-cell table:style-name="ce15" table:formula="of:=[.D28]+[.D29]+[.D30]+[.D31]" office:value-type="float" office:value="0">
            <text:p><text:s/>- </text:p>
          </table:table-cell>
          <table:table-cell table:style-name="ce6" office:value-type="string">
            <text:p>所有者权益（或股东权益）：</text:p>
          </table:table-cell>
          <table:table-cell table:style-name="ce18"/>
          <table:table-cell table:style-name="ce15"/>
          <table:table-cell table:style-name="ce17"/>
          <table:table-cell/>
        </table:table-row>
        <table:table-row table:style-name="ro2">
          <table:table-cell table:style-name="ce6" office:value-type="string">
            <text:p>无形资产及其他资产：</text:p>
          </table:table-cell>
          <table:table-cell table:style-name="ce11"/>
          <table:table-cell table:style-name="ce15"/>
          <table:table-cell table:style-name="ce17"/>
          <table:table-cell table:style-name="ce6" office:value-type="string">
            <text:p><text:s text:c="5"/>实收资本（或股本）</text:p>
          </table:table-cell>
          <table:table-cell table:style-name="ce19" office:value-type="float" office:value="115">
            <text:p>115</text:p>
          </table:table-cell>
          <table:table-cell table:style-name="ce15" table:formula="of:=-DSUM([科目汇总表.A2:.H2000];&quot;期初余额&quot;;[表行科目对应.U22:.U40])" office:value-type="float" office:value="-0">
            <text:p><text:s/>- </text:p>
          </table:table-cell>
          <table:table-cell table:style-name="ce17" table:formula="of:=-DSUM([科目汇总表.A2:.H2000];&quot;期末余额&quot;;[表行科目对应.U22:.U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无形资产</text:p>
          </table:table-cell>
          <table:table-cell table:style-name="ce11" office:value-type="float" office:value="51">
            <text:p>51</text:p>
          </table:table-cell>
          <table:table-cell table:style-name="ce15" table:formula="of:=DSUM([科目汇总表.A2:.H2000];&quot;期初余额&quot;;[表行科目对应.V2:.V20])" office:value-type="float" office:value="0">
            <text:p><text:s/>- </text:p>
          </table:table-cell>
          <table:table-cell table:style-name="ce17" table:formula="of:=DSUM([科目汇总表.A2:.H2000];&quot;期末余额&quot;;[表行科目对应.V2:.V20])" office:value-type="float" office:value="0">
            <text:p><text:s/>- </text:p>
          </table:table-cell>
          <table:table-cell table:style-name="ce6" office:value-type="string">
            <text:p><text:s text:c="10"/>减：已归还投资</text:p>
          </table:table-cell>
          <table:table-cell table:style-name="ce19" office:value-type="float" office:value="116">
            <text:p>116</text:p>
          </table:table-cell>
          <table:table-cell table:style-name="ce15" table:formula="of:=-DSUM([科目汇总表.A2:.H2000];&quot;期初余额&quot;;[表行科目对应.V22:.V40])" office:value-type="float" office:value="-0">
            <text:p><text:s/>- </text:p>
          </table:table-cell>
          <table:table-cell table:style-name="ce17" table:formula="of:=-DSUM([科目汇总表.A2:.H2000];&quot;期末余额&quot;;[表行科目对应.V22:.V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长期待摊费用</text:p>
          </table:table-cell>
          <table:table-cell table:style-name="ce11" office:value-type="float" office:value="52">
            <text:p>52</text:p>
          </table:table-cell>
          <table:table-cell table:style-name="ce15" table:formula="of:=DSUM([科目汇总表.A2:.H2000];&quot;期初余额&quot;;[表行科目对应.W2:.W20])" office:value-type="float" office:value="0">
            <text:p><text:s/>- </text:p>
          </table:table-cell>
          <table:table-cell table:style-name="ce17" table:formula="of:=DSUM([科目汇总表.A2:.H2000];&quot;期末余额&quot;;[表行科目对应.W2:.W20])" office:value-type="float" office:value="0">
            <text:p><text:s/>- </text:p>
          </table:table-cell>
          <table:table-cell table:style-name="ce6" office:value-type="string">
            <text:p><text:s text:c="5"/>实收资本（或股本）净额</text:p>
          </table:table-cell>
          <table:table-cell table:style-name="ce19" office:value-type="float" office:value="117">
            <text:p>117</text:p>
          </table:table-cell>
          <table:table-cell table:style-name="ce15" table:formula="of:=[.G33]-[.G34]" office:value-type="float" office:value="0">
            <text:p><text:s/>- </text:p>
          </table:table-cell>
          <table:table-cell table:style-name="ce15" table:formula="of:=[.H33]-[.H34]" office:value-type="float" office:value="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其他长期资产</text:p>
          </table:table-cell>
          <table:table-cell table:style-name="ce11" office:value-type="float" office:value="53">
            <text:p>53</text:p>
          </table:table-cell>
          <table:table-cell table:style-name="ce15" table:formula="of:=DSUM([科目汇总表.A2:.H2000];&quot;期初余额&quot;;[表行科目对应.X2:.X20])" office:value-type="float" office:value="0">
            <text:p><text:s/>- </text:p>
          </table:table-cell>
          <table:table-cell table:style-name="ce17" table:formula="of:=DSUM([科目汇总表.A2:.H2000];&quot;期末余额&quot;;[表行科目对应.X2:.X20])" office:value-type="float" office:value="0">
            <text:p><text:s/>- </text:p>
          </table:table-cell>
          <table:table-cell table:style-name="ce6" office:value-type="string">
            <text:p><text:s text:c="5"/>资本公积</text:p>
          </table:table-cell>
          <table:table-cell table:style-name="ce19" office:value-type="float" office:value="118">
            <text:p>118</text:p>
          </table:table-cell>
          <table:table-cell table:style-name="ce15" table:formula="of:=-DSUM([科目汇总表.A2:.H2000];&quot;期初余额&quot;;[表行科目对应.W22:.W40])" office:value-type="float" office:value="-0">
            <text:p><text:s/>- </text:p>
          </table:table-cell>
          <table:table-cell table:style-name="ce17" table:formula="of:=-DSUM([科目汇总表.A2:.H2000];&quot;期末余额&quot;;[表行科目对应.W22:.W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无形资产及其他资产合计</text:p>
          </table:table-cell>
          <table:table-cell table:style-name="ce11" office:value-type="float" office:value="60">
            <text:p>60</text:p>
          </table:table-cell>
          <table:table-cell table:style-name="ce15" table:formula="of:=[.C34]+[.C35]+[.C36]" office:value-type="float" office:value="0">
            <text:p><text:s/>- </text:p>
          </table:table-cell>
          <table:table-cell table:style-name="ce15" table:formula="of:=[.D34]+[.D35]+[.D36]" office:value-type="float" office:value="0">
            <text:p><text:s/>- </text:p>
          </table:table-cell>
          <table:table-cell table:style-name="ce6" office:value-type="string">
            <text:p><text:s text:c="5"/>盈余公积</text:p>
          </table:table-cell>
          <table:table-cell table:style-name="ce19" office:value-type="float" office:value="119">
            <text:p>119</text:p>
          </table:table-cell>
          <table:table-cell table:style-name="ce15" table:formula="of:=-DSUM([科目汇总表.A2:.H2000];&quot;期初余额&quot;;[表行科目对应.X22:.X40])" office:value-type="float" office:value="-0">
            <text:p><text:s/>- </text:p>
          </table:table-cell>
          <table:table-cell table:style-name="ce17" table:formula="of:=-DSUM([科目汇总表.A2:.H2000];&quot;期末余额&quot;;[表行科目对应.X22:.X40])" office:value-type="float" office:value="-0">
            <text:p><text:s/>- </text:p>
          </table:table-cell>
          <table:table-cell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7"/>
          <table:table-cell table:style-name="ce6" office:value-type="string">
            <text:p><text:s text:c="9"/>其中：法定公益金</text:p>
          </table:table-cell>
          <table:table-cell table:style-name="ce19" office:value-type="float" office:value="120">
            <text:p>120</text:p>
          </table:table-cell>
          <table:table-cell table:style-name="ce15" table:formula="of:=-DSUM([科目汇总表.A2:.H2000];&quot;期初余额&quot;;[表行科目对应.Y22:.Y40])" office:value-type="float" office:value="-0">
            <text:p><text:s/>- </text:p>
          </table:table-cell>
          <table:table-cell table:style-name="ce17" table:formula="of:=-DSUM([科目汇总表.A2:.H2000];&quot;期末余额&quot;;[表行科目对应.Y22:.Y40])" office:value-type="float" office:value="-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递延税项：</text:p>
          </table:table-cell>
          <table:table-cell table:style-name="ce11"/>
          <table:table-cell table:style-name="ce15"/>
          <table:table-cell table:style-name="ce17"/>
          <table:table-cell table:style-name="ce6" office:value-type="string">
            <text:p><text:s text:c="5"/>未分配利润</text:p>
          </table:table-cell>
          <table:table-cell table:style-name="ce19" office:value-type="float" office:value="121">
            <text:p>121</text:p>
          </table:table-cell>
          <table:table-cell table:style-name="ce15" table:formula="of:=-DSUM([科目汇总表.A2:.H2000];&quot;期初余额&quot;;[表行科目对应.Z22:.Z40])" office:value-type="float" office:value="-0">
            <text:p><text:s/>- </text:p>
          </table:table-cell>
          <table:table-cell table:style-name="ce17" table:formula="of:=-DSUM([科目汇总表.A2:.H2000];&quot;期初余额&quot;;[表行科目对应.Z22:.Z40])+[利润表.D19]" office:value-type="float" office:value="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递延税款借项</text:p>
          </table:table-cell>
          <table:table-cell table:style-name="ce11" office:value-type="float" office:value="61">
            <text:p>61</text:p>
          </table:table-cell>
          <table:table-cell table:style-name="ce15" table:formula="of:=DSUM([科目汇总表.A2:.H2000];&quot;期初余额&quot;;[表行科目对应.Y2:.Y20])" office:value-type="float" office:value="0">
            <text:p><text:s/>- </text:p>
          </table:table-cell>
          <table:table-cell table:style-name="ce17" table:formula="of:=DSUM([科目汇总表.A2:.H2000];&quot;期末余额&quot;;[表行科目对应.Y2:.Y20])" office:value-type="float" office:value="0">
            <text:p><text:s/>- </text:p>
          </table:table-cell>
          <table:table-cell table:style-name="ce6" office:value-type="string">
            <text:p><text:s text:c="5"/>所有者权益（或股东权益）合计</text:p>
          </table:table-cell>
          <table:table-cell table:style-name="ce19" office:value-type="float" office:value="122">
            <text:p>122</text:p>
          </table:table-cell>
          <table:table-cell table:style-name="ce15" table:formula="of:=[.G35]+[.G36]+[.G37]+[.G39]" office:value-type="float" office:value="0">
            <text:p><text:s/>- </text:p>
          </table:table-cell>
          <table:table-cell table:style-name="ce15" table:formula="of:=[.H35]+[.H36]+[.H37]+[.H39]" office:value-type="float" office:value="0">
            <text:p><text:s/>- </text:p>
          </table:table-cell>
          <table:table-cell/>
        </table:table-row>
        <table:table-row table:style-name="ro2">
          <table:table-cell table:style-name="ce6" office:value-type="string">
            <text:p><text:s text:c="5"/>资产总计</text:p>
          </table:table-cell>
          <table:table-cell table:style-name="ce11" office:value-type="float" office:value="67">
            <text:p>67</text:p>
          </table:table-cell>
          <table:table-cell table:style-name="ce15" table:formula="of:=[.C18]+[.C22]+[.C32]+[.C37]+[.C40]" office:value-type="float" office:value="0">
            <text:p><text:s/>- </text:p>
          </table:table-cell>
          <table:table-cell table:style-name="ce15" table:formula="of:=[.D18]+[.D22]+[.D32]+[.D37]+[.D40]" office:value-type="float" office:value="0">
            <text:p><text:s/>- </text:p>
          </table:table-cell>
          <table:table-cell table:style-name="ce6" office:value-type="string">
            <text:p><text:s text:c="5"/>负债和所有者权益（或股东权益）总计</text:p>
          </table:table-cell>
          <table:table-cell table:style-name="ce19" office:value-type="float" office:value="135">
            <text:p>135</text:p>
          </table:table-cell>
          <table:table-cell table:style-name="ce15" table:formula="of:=[.G30]+[.G40]" office:value-type="float" office:value="0">
            <text:p><text:s/>- </text:p>
          </table:table-cell>
          <table:table-cell table:style-name="ce15" table:formula="of:=[.H30]+[.H40]" office:value-type="float" office:value="0">
            <text:p><text:s/>- </text:p>
          </table:table-cell>
          <table:table-cell/>
        </table:table-row>
        <table:table-row table:style-name="ro2">
          <table:table-cell table:style-name="ce6"/>
          <table:table-cell table:style-name="ce11"/>
          <table:table-cell table:style-name="ce15" table:number-columns-repeated="2"/>
          <table:table-cell table:style-name="ce6"/>
          <table:table-cell table:style-name="ce19"/>
          <table:table-cell table:style-name="ce15" table:number-columns-repeated="2"/>
          <table:table-cell/>
        </table:table-row>
        <table:table-row table:style-name="ro3">
          <table:table-cell table:style-name="ce7" office:value-type="string" table:number-columns-spanned="8" table:number-rows-spanned="1">
            <text:p>补充资料：<text:span text:style-name="T1">1. <text:s text:c="3"/></text:span><text:span text:style-name="T2">已贴现的商业承兑汇票</text:span><text:span text:style-name="T3">______</text:span><text:span text:style-name="T2">元；</text:span><text:span text:style-name="T3"> <text:s text:c="30"/></text:span><text:span text:style-name="T3">4. </text:span><text:span text:style-name="T2">库存商品期末余额</text:span><text:span text:style-name="T3">______</text:span><text:span text:style-name="T2">元；</text:span>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20"/>
          <table:table-cell/>
        </table:table-row>
        <table:table-row table:style-name="ro3">
          <table:table-cell table:style-name="ce8" office:value-type="string" table:number-columns-spanned="8" table:number-rows-spanned="1">
            <text:p><text:s text:c="10"/>2. <text:span text:style-name="T2">已包括在固定资产原价内的融资租入的固定资产原价</text:span><text:span text:style-name="T3">______</text:span><text:span text:style-name="T2">元；</text:span><text:span text:style-name="T3"> <text:s text:c="4"/></text:span><text:span text:style-name="T3">5. </text:span><text:span text:style-name="T2">商品削价准备期末余额</text:span><text:span text:style-name="T3">____</text:span><text:span text:style-name="T2">元。</text:span>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21"/>
          <table:table-cell/>
        </table:table-row>
        <table:table-row table:style-name="ro4">
          <table:table-cell table:style-name="ce9" office:value-type="string" table:number-columns-spanned="8" table:number-rows-spanned="1">
            <text:p><text:s text:c="10"/>3. <text:span text:style-name="T2">委托贷款期末余额</text:span><text:span text:style-name="T3">___________</text:span><text:span text:style-name="T2">元；</text:span>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22"/>
          <table:table-cell/>
        </table:table-row>
        <table:table-row table:style-name="ro5">
          <table:table-cell office:value-type="string">
            <text:p>法人代表：</text:p>
          </table:table-cell>
          <table:table-cell table:number-columns-repeated="3"/>
          <table:table-cell office:value-type="string">
            <text:p>财务主管：</text:p>
          </table:table-cell>
          <table:table-cell/>
          <table:table-cell office:value-type="string">
            <text:p>制表人：<text:span text:style-name="T4">${user.name}</text:span></text:p>
          </table:table-cell>
          <table:table-cell table:number-columns-repeated="2"/>
        </table:table-row>
        <table:table-row table:style-name="ro2" table:number-rows-repeated="6548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利润表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4" table:number-rows-spanned="1">
            <text:p>利润表</text:p>
          </table:table-cell>
          <table:covered-table-cell table:style-name="ce10"/>
          <table:covered-table-cell table:number-columns-repeated="2"/>
          <table:table-cell/>
          <table:table-cell table:style-name="ce10"/>
          <table:table-cell table:number-columns-repeated="1018"/>
        </table:table-row>
        <table:table-row table:style-name="ro2">
          <table:table-cell table:style-name="ce2" office:value-type="string">
            <text:p>公司名称：<text:span text:style-name="T4">${report_imformation(data['form'])['company']}</text:span></text:p>
          </table:table-cell>
          <table:table-cell table:style-name="ce10"/>
          <table:table-cell table:style-name="ce25" office:value-type="string">
            <text:p>${report_imformation(data['form'])['date']}</text:p>
          </table:table-cell>
          <table:table-cell table:style-name="ce29" office:value-type="string">
            <text:p>单位：元</text:p>
          </table:table-cell>
          <table:table-cell/>
          <table:table-cell table:style-name="ce10"/>
          <table:table-cell table:number-columns-repeated="1018"/>
        </table:table-row>
        <table:table-row table:style-name="ro6">
          <table:table-cell table:style-name="ce19" office:value-type="string">
            <text:p>项 <text:s text:c="3"/>目</text:p>
          </table:table-cell>
          <table:table-cell table:style-name="ce19" office:value-type="string">
            <text:p>行次</text:p>
          </table:table-cell>
          <table:table-cell table:style-name="ce26" office:value-type="string">
            <text:p>本月数</text:p>
          </table:table-cell>
          <table:table-cell table:style-name="ce26" office:value-type="string">
            <text:p>本年累计数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一、主营业务收入 <text:s text:c="25"/></text:p>
          </table:table-cell>
          <table:table-cell table:style-name="ce19" office:value-type="float" office:value="1">
            <text:p>1</text:p>
          </table:table-cell>
          <table:table-cell table:style-name="ce27" table:formula="of:=DSUM([科目汇总表.A2:.H20000];&quot;本月贷方合计&quot;;[表行科目对应.A42:.A60])-DSUM([科目汇总表.A2:.H20000];&quot;本月借方合计&quot;;[表行科目对应.A42:.A60])" office:value-type="float" office:value="0">
            <text:p><text:s/>- </text:p>
          </table:table-cell>
          <table:table-cell table:style-name="ce27" table:formula="of:=DSUM([科目汇总表.A2:.H20000];&quot;本年贷方合计&quot;;[表行科目对应.A42:.A60])-DSUM([科目汇总表.A2:.H20000];&quot;本年借方合计&quot;;[表行科目对应.A42:.A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4"/>减：主营业务成本 <text:s text:c="23"/></text:p>
          </table:table-cell>
          <table:table-cell table:style-name="ce19" office:value-type="float" office:value="3">
            <text:p>3</text:p>
          </table:table-cell>
          <table:table-cell table:style-name="ce27" table:formula="of:=DSUM([科目汇总表.A2:.H20000];&quot;本月借方合计&quot;;[表行科目对应.B42:.B60])-DSUM([科目汇总表.A2:.H20000];&quot;本月贷方合计&quot;;[表行科目对应.B42:.B60])" office:value-type="float" office:value="0">
            <text:p><text:s/>- </text:p>
          </table:table-cell>
          <table:table-cell table:style-name="ce27" table:formula="of:=DSUM([科目汇总表.A2:.H20000];&quot;本年借方合计&quot;;[表行科目对应.B42:.B60])-DSUM([科目汇总表.A2:.H20000];&quot;本年贷方合计&quot;;[表行科目对应.B42:.B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8"/>主营业务税金及附加 <text:s text:c="15"/></text:p>
          </table:table-cell>
          <table:table-cell table:style-name="ce19" office:value-type="float" office:value="5">
            <text:p>5</text:p>
          </table:table-cell>
          <table:table-cell table:style-name="ce27" table:formula="of:=DSUM([科目汇总表.A2:.H20000];&quot;本月借方合计&quot;;[表行科目对应.C42:.C60])-DSUM([科目汇总表.A2:.H20000];&quot;本月贷方合计&quot;;[表行科目对应.C42:.C60])" office:value-type="float" office:value="0">
            <text:p><text:s/>- </text:p>
          </table:table-cell>
          <table:table-cell table:style-name="ce27" table:formula="of:=DSUM([科目汇总表.A2:.H20000];&quot;本年借方合计&quot;;[表行科目对应.C42:.C60])-DSUM([科目汇总表.A2:.H20000];&quot;本年贷方合计&quot;;[表行科目对应.C42:.C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二、主营业务利润（亏损以“－”号填列） <text:s text:c="3"/></text:p>
          </table:table-cell>
          <table:table-cell table:style-name="ce19" office:value-type="float" office:value="7">
            <text:p>7</text:p>
          </table:table-cell>
          <table:table-cell table:style-name="ce27" table:formula="of:=[.C4]-[.C5]-[.C6]" office:value-type="float" office:value="0">
            <text:p><text:s/>- </text:p>
          </table:table-cell>
          <table:table-cell table:style-name="ce27" table:formula="of:=[.D4]-[.D5]-[.D6]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4"/>加：其他业务利润（亏损以“－”号填列）</text:p>
          </table:table-cell>
          <table:table-cell table:style-name="ce19" office:value-type="float" office:value="9">
            <text:p>9</text:p>
          </table:table-cell>
          <table:table-cell table:style-name="ce27" table:formula="of:=DSUM([科目汇总表.A2:.H20000];&quot;本月贷方合计&quot;;[表行科目对应.D42:.D60])-DSUM([科目汇总表.A2:.H20000];&quot;本月借方合计&quot;;[表行科目对应.D42:.D60])" office:value-type="float" office:value="0">
            <text:p><text:s/>- </text:p>
          </table:table-cell>
          <table:table-cell table:style-name="ce27" table:formula="of:=DSUM([科目汇总表.A2:.H20000];&quot;本年贷方合计&quot;;[表行科目对应.D42:.D60])-DSUM([科目汇总表.A2:.H20000];&quot;本年借方合计&quot;;[表行科目对应.D42:.D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4"/>减： 营业费用 <text:s text:c="25"/></text:p>
          </table:table-cell>
          <table:table-cell table:style-name="ce19" office:value-type="float" office:value="11">
            <text:p>11</text:p>
          </table:table-cell>
          <table:table-cell table:style-name="ce27" table:formula="of:=DSUM([科目汇总表.A2:.H20000];&quot;本月借方合计&quot;;[表行科目对应.E42:.E60])-DSUM([科目汇总表.A2:.H20000];&quot;本月贷方合计&quot;;[表行科目对应.E42:.E60])" office:value-type="float" office:value="0">
            <text:p><text:s/>- </text:p>
          </table:table-cell>
          <table:table-cell table:style-name="ce27" table:formula="of:=DSUM([科目汇总表.A2:.H20000];&quot;本年借方合计&quot;;[表行科目对应.E42:.E60])-DSUM([科目汇总表.A2:.H20000];&quot;本年贷方合计&quot;;[表行科目对应.E42:.E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9"/>管理费用 <text:s text:c="25"/></text:p>
          </table:table-cell>
          <table:table-cell table:style-name="ce19" office:value-type="float" office:value="13">
            <text:p>13</text:p>
          </table:table-cell>
          <table:table-cell table:style-name="ce27" table:formula="of:=DSUM([科目汇总表.A2:.H20000];&quot;本月借方合计&quot;;[表行科目对应.F42:.F60])-DSUM([科目汇总表.A2:.H20000];&quot;本月贷方合计&quot;;[表行科目对应.F42:.F60])" office:value-type="float" office:value="0">
            <text:p><text:s/>- </text:p>
          </table:table-cell>
          <table:table-cell table:style-name="ce27" table:formula="of:=DSUM([科目汇总表.A2:.H20000];&quot;本年借方合计&quot;;[表行科目对应.F42:.F60])-DSUM([科目汇总表.A2:.H20000];&quot;本年贷方合计&quot;;[表行科目对应.F42:.F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9"/>财务费用 <text:s text:c="25"/></text:p>
          </table:table-cell>
          <table:table-cell table:style-name="ce19" office:value-type="float" office:value="15">
            <text:p>15</text:p>
          </table:table-cell>
          <table:table-cell table:style-name="ce27" table:formula="of:=DSUM([科目汇总表.A2:.H20000];&quot;本月借方合计&quot;;[表行科目对应.G42:.G60])-DSUM([科目汇总表.A2:.H20000];&quot;本月贷方合计&quot;;[表行科目对应.G42:.G60])" office:value-type="float" office:value="0">
            <text:p><text:s/>- </text:p>
          </table:table-cell>
          <table:table-cell table:style-name="ce27" table:formula="of:=DSUM([科目汇总表.A2:.H20000];&quot;本年借方合计&quot;;[表行科目对应.G42:.G60])-DSUM([科目汇总表.A2:.H20000];&quot;本年贷方合计&quot;;[表行科目对应.G42:.G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三、营业利润（亏损以“－”号填列） <text:s text:c="7"/></text:p>
          </table:table-cell>
          <table:table-cell table:style-name="ce19" office:value-type="float" office:value="17">
            <text:p>17</text:p>
          </table:table-cell>
          <table:table-cell table:style-name="ce27" table:formula="of:=[.C7]+[.C8]-[.C9]-[.C10]-[.C11]" office:value-type="float" office:value="0">
            <text:p><text:s/>- </text:p>
          </table:table-cell>
          <table:table-cell table:style-name="ce27" table:formula="of:=[.D7]+[.D8]-[.D9]-[.D10]-[.D11]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4"/>加：投资收益（损失以“－”号填列） <text:s text:c="3"/></text:p>
          </table:table-cell>
          <table:table-cell table:style-name="ce19" office:value-type="float" office:value="19">
            <text:p>19</text:p>
          </table:table-cell>
          <table:table-cell table:style-name="ce27" table:formula="of:=DSUM([科目汇总表.A2:.H20000];&quot;本月贷方合计&quot;;[表行科目对应.H42:.H60])-DSUM([科目汇总表.A2:.H20000];&quot;本月借方合计&quot;;[表行科目对应.H42:.H60])" office:value-type="float" office:value="0">
            <text:p><text:s/>- </text:p>
          </table:table-cell>
          <table:table-cell table:style-name="ce27" table:formula="of:=DSUM([科目汇总表.A2:.H20000];&quot;本年贷方合计&quot;;[表行科目对应.H42:.H60])-DSUM([科目汇总表.A2:.H20000];&quot;本年借方合计&quot;;[表行科目对应.H42:.H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8"/>补贴收入 <text:s text:c="25"/></text:p>
          </table:table-cell>
          <table:table-cell table:style-name="ce19" office:value-type="float" office:value="21">
            <text:p>21</text:p>
          </table:table-cell>
          <table:table-cell table:style-name="ce27" table:formula="of:=DSUM([科目汇总表.A2:.H20000];&quot;本月贷方合计&quot;;[表行科目对应.I42:.I60])-DSUM([科目汇总表.A2:.H20000];&quot;本月借方合计&quot;;[表行科目对应.I42:.I60])" office:value-type="float" office:value="0">
            <text:p><text:s/>- </text:p>
          </table:table-cell>
          <table:table-cell table:style-name="ce27" table:formula="of:=DSUM([科目汇总表.A2:.H20000];&quot;本年贷方合计&quot;;[表行科目对应.I42:.I60])-DSUM([科目汇总表.A2:.H20000];&quot;本年借方合计&quot;;[表行科目对应.I42:.I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8"/>营业外收入 <text:s text:c="23"/></text:p>
          </table:table-cell>
          <table:table-cell table:style-name="ce19" office:value-type="float" office:value="23">
            <text:p>23</text:p>
          </table:table-cell>
          <table:table-cell table:style-name="ce27" table:formula="of:=DSUM([科目汇总表.A2:.H20000];&quot;本月贷方合计&quot;;[表行科目对应.J42:.J60])-DSUM([科目汇总表.A2:.H20000];&quot;本月借方合计&quot;;[表行科目对应.J42:.J60])" office:value-type="float" office:value="0">
            <text:p><text:s/>- </text:p>
          </table:table-cell>
          <table:table-cell table:style-name="ce27" table:formula="of:=DSUM([科目汇总表.A2:.H20000];&quot;本年贷方合计&quot;;[表行科目对应.J42:.J60])-DSUM([科目汇总表.A2:.H20000];&quot;本年借方合计&quot;;[表行科目对应.J42:.J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4"/>减：营业外支出 <text:s text:c="23"/></text:p>
          </table:table-cell>
          <table:table-cell table:style-name="ce19" office:value-type="float" office:value="25">
            <text:p>25</text:p>
          </table:table-cell>
          <table:table-cell table:style-name="ce27" table:formula="of:=DSUM([科目汇总表.A2:.H20000];&quot;本月借方合计&quot;;[表行科目对应.K42:.K60])-DSUM([科目汇总表.A2:.H20000];&quot;本月贷方合计&quot;;[表行科目对应.K42:.K60])" office:value-type="float" office:value="0">
            <text:p><text:s/>- </text:p>
          </table:table-cell>
          <table:table-cell table:style-name="ce27" table:formula="of:=DSUM([科目汇总表.A2:.H20000];&quot;本年借方合计&quot;;[表行科目对应.K42:.K60])-DSUM([科目汇总表.A2:.H20000];&quot;本年贷方合计&quot;;[表行科目对应.K42:.K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四、利润总额（亏损总额以“－”号填列） <text:s text:c="3"/></text:p>
          </table:table-cell>
          <table:table-cell table:style-name="ce19" office:value-type="float" office:value="27">
            <text:p>27</text:p>
          </table:table-cell>
          <table:table-cell table:style-name="ce27" table:formula="of:=[.C12]+[.C13]+[.C14]+[.C15]-[.C16]" office:value-type="float" office:value="0">
            <text:p><text:s/>- </text:p>
          </table:table-cell>
          <table:table-cell table:style-name="ce27" table:formula="of:=[.D12]+[.D13]+[.D14]+[.D15]-[.D16]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<text:s text:c="4"/>减：所得税 <text:s text:c="27"/></text:p>
          </table:table-cell>
          <table:table-cell table:style-name="ce19" office:value-type="float" office:value="29">
            <text:p>29</text:p>
          </table:table-cell>
          <table:table-cell table:style-name="ce27" table:formula="of:=DSUM([科目汇总表.A2:.H20000];&quot;本月借方合计&quot;;[表行科目对应.L42:.L60])-DSUM([科目汇总表.A2:.H20000];&quot;本月贷方合计&quot;;[表行科目对应.L42:.L60])" office:value-type="float" office:value="0">
            <text:p><text:s/>- </text:p>
          </table:table-cell>
          <table:table-cell table:style-name="ce27" table:formula="of:=DSUM([科目汇总表.A2:.H20000];&quot;本年借方合计&quot;;[表行科目对应.L42:.L60])-DSUM([科目汇总表.A2:.H20000];&quot;本年贷方合计&quot;;[表行科目对应.L42:.L60])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6" office:value-type="string">
            <text:p>五、净利润（净亏损以“－”号填列） <text:s text:c="7"/></text:p>
          </table:table-cell>
          <table:table-cell table:style-name="ce19" office:value-type="float" office:value="30">
            <text:p>30</text:p>
          </table:table-cell>
          <table:table-cell table:style-name="ce27" table:formula="of:=[.C17]-[.C18]" office:value-type="float" office:value="0">
            <text:p><text:s/>- </text:p>
          </table:table-cell>
          <table:table-cell table:style-name="ce27" table:formula="of:=[.D17]-[.D18]" office:value-type="float" office:value="0">
            <text:p><text:s/>- </text:p>
          </table:table-cell>
          <table:table-cell table:style-name="ce31" table:number-columns-repeated="1020"/>
        </table:table-row>
        <table:table-row table:style-name="ro6">
          <table:table-cell table:style-name="ce5" table:number-columns-repeated="2"/>
          <table:table-cell table:style-name="ce17" table:number-columns-repeated="2"/>
          <table:table-cell table:style-name="ce31" table:number-columns-repeated="1020"/>
        </table:table-row>
        <table:table-row table:style-name="ro6">
          <table:table-cell table:style-name="ce23" office:value-type="string">
            <text:p>补充资料：</text:p>
          </table:table-cell>
          <table:table-cell table:style-name="ce24" table:number-columns-repeated="2"/>
          <table:table-cell table:style-name="ce30"/>
          <table:table-cell table:style-name="ce31" table:number-columns-repeated="1020"/>
        </table:table-row>
        <table:table-row table:style-name="ro6">
          <table:table-cell table:style-name="ce19" office:value-type="string">
            <text:p>项目</text:p>
          </table:table-cell>
          <table:table-cell table:style-name="ce5"/>
          <table:table-cell table:style-name="ce27" office:value-type="string" office:string-value="本年累计数">
            <text:p>本年累计数 </text:p>
          </table:table-cell>
          <table:table-cell table:style-name="ce27" office:value-type="string" office:string-value="上年实际数">
            <text:p>上年实际数 </text:p>
          </table:table-cell>
          <table:table-cell table:style-name="ce31" table:number-columns-repeated="1020"/>
        </table:table-row>
        <table:table-row table:style-name="ro7">
          <table:table-cell table:style-name="ce6" office:value-type="string">
            <text:p>1.出售、处理部门或被投资单位所得收益</text:p>
          </table:table-cell>
          <table:table-cell table:style-name="ce19" office:value-type="float" office:value="40">
            <text:p>40</text:p>
          </table:table-cell>
          <table:table-cell table:style-name="ce17" table:number-columns-repeated="2"/>
          <table:table-cell table:style-name="ce31" table:number-columns-repeated="1020"/>
        </table:table-row>
        <table:table-row table:style-name="ro7">
          <table:table-cell table:style-name="ce6" office:value-type="string">
            <text:p>2.自然灾害发生的损失</text:p>
          </table:table-cell>
          <table:table-cell table:style-name="ce19" office:value-type="float" office:value="42">
            <text:p>42</text:p>
          </table:table-cell>
          <table:table-cell table:style-name="ce17" table:number-columns-repeated="2"/>
          <table:table-cell table:style-name="ce31" table:number-columns-repeated="1020"/>
        </table:table-row>
        <table:table-row table:style-name="ro7">
          <table:table-cell table:style-name="ce6" office:value-type="string">
            <text:p>3.会计政策变更增加（或减少）净利润</text:p>
          </table:table-cell>
          <table:table-cell table:style-name="ce19" office:value-type="float" office:value="44">
            <text:p>44</text:p>
          </table:table-cell>
          <table:table-cell table:style-name="ce17" table:number-columns-repeated="2"/>
          <table:table-cell table:style-name="ce31" table:number-columns-repeated="1020"/>
        </table:table-row>
        <table:table-row table:style-name="ro7">
          <table:table-cell table:style-name="ce6" office:value-type="string">
            <text:p>4.会计估计变更增加（或减少）净利润</text:p>
          </table:table-cell>
          <table:table-cell table:style-name="ce19" office:value-type="float" office:value="46">
            <text:p>46</text:p>
          </table:table-cell>
          <table:table-cell table:style-name="ce28" table:number-columns-repeated="2"/>
          <table:table-cell table:style-name="ce31" table:number-columns-repeated="1020"/>
        </table:table-row>
        <table:table-row table:style-name="ro7">
          <table:table-cell table:style-name="ce6" office:value-type="string">
            <text:p>5.债务重组损失</text:p>
          </table:table-cell>
          <table:table-cell table:style-name="ce19" office:value-type="float" office:value="48">
            <text:p>48</text:p>
          </table:table-cell>
          <table:table-cell table:style-name="ce28" table:number-columns-repeated="2"/>
          <table:table-cell table:style-name="ce31" table:number-columns-repeated="1020"/>
        </table:table-row>
        <table:table-row table:style-name="ro7">
          <table:table-cell table:style-name="ce6" office:value-type="string">
            <text:p>6.其他</text:p>
          </table:table-cell>
          <table:table-cell table:style-name="ce19" office:value-type="float" office:value="50">
            <text:p>50</text:p>
          </table:table-cell>
          <table:table-cell table:style-name="ce17" table:number-columns-repeated="2"/>
          <table:table-cell table:style-name="ce31" table:number-columns-repeated="1020"/>
        </table:table-row>
        <table:table-row table:style-name="ro2">
          <table:table-cell office:value-type="string">
            <text:p>法人代表：</text:p>
          </table:table-cell>
          <table:table-cell table:style-name="ce10"/>
          <table:table-cell office:value-type="string">
            <text:p>财务主管：</text:p>
          </table:table-cell>
          <table:table-cell office:value-type="string">
            <text:p>制表人：<text:span text:style-name="T4">${user.name}</text:span></text:p>
          </table:table-cell>
          <table:table-cell/>
          <table:table-cell table:style-name="ce10"/>
          <table:table-cell table:number-columns-repeated="1018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科目汇总表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>
            <text:p><text:a xlink:href="relatorio://setLang(%22zh_CN%22)">relatorio://setLang("zh_CN")</text:a></text:p>
          </table:table-cell>
          <table:table-cell table:number-columns-repeated="7"/>
        </table:table-row>
        <table:table-row table:style-name="ro2">
          <table:table-cell table:style-name="ce10" office:value-type="string">
            <text:p>代码</text:p>
          </table:table-cell>
          <table:table-cell table:style-name="ce10" office:value-type="string">
            <text:p>名称</text:p>
          </table:table-cell>
          <table:table-cell table:style-name="ce10" office:value-type="string">
            <text:p>期初余额</text:p>
          </table:table-cell>
          <table:table-cell table:style-name="ce10" office:value-type="string">
            <text:p>本年借方合计</text:p>
          </table:table-cell>
          <table:table-cell table:style-name="ce10" office:value-type="string">
            <text:p>本月借方合计</text:p>
          </table:table-cell>
          <table:table-cell table:style-name="ce10" office:value-type="string">
            <text:p>本年贷方合计</text:p>
          </table:table-cell>
          <table:table-cell table:style-name="ce10" office:value-type="string">
            <text:p>本月贷方合计</text:p>
          </table:table-cell>
          <table:table-cell table:style-name="ce10" office:value-type="string">
            <text:p>期末余额</text:p>
          </table:table-cell>
        </table:table-row>
        <table:table-row table:style-name="ro2">
          <table:table-cell office:value-type="string">
            <text:p><text:a xlink:href="relatorio://for%20each=%22bl%20in%20balance_line(data['form'])%22">relatorio://for each="bl in balance_line(data['form'])"</text:a></text:p>
          </table:table-cell>
          <table:table-cell table:number-columns-repeated="7"/>
        </table:table-row>
        <table:table-row table:style-name="ro2">
          <table:table-cell office:value-type="string">
            <text:p>${bl['code']}</text:p>
          </table:table-cell>
          <table:table-cell table:style-name="ce32" office:value-type="string">
            <text:p>${bl['name']}</text:p>
          </table:table-cell>
          <table:table-cell table:style-name="ce32" office:value-type="string">
            <text:p><text:a xlink:href="relatorio://bl['beginning_balance']">relatorio://bl['beginning_balance']</text:a></text:p>
          </table:table-cell>
          <table:table-cell table:style-name="ce32" office:value-type="string">
            <text:p><text:a xlink:href="relatorio://bl['year_amount_debit']">relatorio://bl['year_amount_debit']</text:a></text:p>
          </table:table-cell>
          <table:table-cell table:style-name="ce32" office:value-type="string">
            <text:p><text:a xlink:href="relatorio://bl['month_amount_debit']">relatorio://bl['month_amount_debit']</text:a></text:p>
          </table:table-cell>
          <table:table-cell table:style-name="ce32" office:value-type="string">
            <text:p><text:a xlink:href="relatorio://bl['year_amount_credit']">relatorio://bl['year_amount_credit']</text:a></text:p>
          </table:table-cell>
          <table:table-cell table:style-name="ce32" office:value-type="string">
            <text:p><text:a xlink:href="relatorio://bl['month_amount_credit']">relatorio://bl['month_amount_credit']</text:a></text:p>
          </table:table-cell>
          <table:table-cell table:style-name="ce32" office:value-type="string">
            <text:p><text:a xlink:href="relatorio://bl['ending_balance']">relatorio://bl['ending_balance']</text:a></text:p>
          </table:table-cell>
        </table:table-row>
        <table:table-row table:style-name="ro2">
          <table:table-cell office:value-type="string">
            <text:p><text:a xlink:href="relatorio:///for">relatorio:///for</text:a></text:p>
          </table:table-cell>
          <table:table-cell table:number-columns-repeated="7"/>
        </table:table-row>
        <table:table-row table:style-name="ro2" table:number-rows-repeated="6553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表行科目对应" table:style-name="ta1" table:print="false"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3" table:number-columns-repeated="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1" table:number-columns-repeated="3" table:default-cell-style-name="Default"/>
        <table:table-column table:style-name="co3" table:default-cell-style-name="Default"/>
        <table:table-column table:style-name="co21" table:number-columns-repeated="2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货币资金</text:p>
          </table:table-cell>
          <table:table-cell office:value-type="string">
            <text:p>短期投资</text:p>
          </table:table-cell>
          <table:table-cell office:value-type="string">
            <text:p>应收票据</text:p>
          </table:table-cell>
          <table:table-cell office:value-type="string">
            <text:p>应收股利</text:p>
          </table:table-cell>
          <table:table-cell office:value-type="string">
            <text:p>应收利息</text:p>
          </table:table-cell>
          <table:table-cell office:value-type="string">
            <text:p>应收账款</text:p>
          </table:table-cell>
          <table:table-cell office:value-type="string">
            <text:p>其他应收款</text:p>
          </table:table-cell>
          <table:table-cell office:value-type="string">
            <text:p>预付账款</text:p>
          </table:table-cell>
          <table:table-cell office:value-type="string">
            <text:p>应收补贴款</text:p>
          </table:table-cell>
          <table:table-cell office:value-type="string">
            <text:p>存货</text:p>
          </table:table-cell>
          <table:table-cell office:value-type="string">
            <text:p>待摊费用</text:p>
          </table:table-cell>
          <table:table-cell office:value-type="string">
            <text:p>一年内到期的长期债权投资</text:p>
          </table:table-cell>
          <table:table-cell office:value-type="string">
            <text:p>其他流动资产</text:p>
          </table:table-cell>
          <table:table-cell office:value-type="string">
            <text:p>长期股权投资</text:p>
          </table:table-cell>
          <table:table-cell office:value-type="string">
            <text:p>长期债权投资</text:p>
          </table:table-cell>
          <table:table-cell office:value-type="string">
            <text:p>固定资产原价</text:p>
          </table:table-cell>
          <table:table-cell office:value-type="string">
            <text:p>累计折旧</text:p>
          </table:table-cell>
          <table:table-cell office:value-type="string">
            <text:p>固定资产减值准备</text:p>
          </table:table-cell>
          <table:table-cell office:value-type="string">
            <text:p>工程物资</text:p>
          </table:table-cell>
          <table:table-cell office:value-type="string">
            <text:p>在建工程</text:p>
          </table:table-cell>
          <table:table-cell office:value-type="string">
            <text:p>固定资产清理</text:p>
          </table:table-cell>
          <table:table-cell office:value-type="string">
            <text:p>无形资产</text:p>
          </table:table-cell>
          <table:table-cell office:value-type="string">
            <text:p>长期待摊费用</text:p>
          </table:table-cell>
          <table:table-cell office:value-type="string">
            <text:p>其他长期资产</text:p>
          </table:table-cell>
          <table:table-cell office:value-type="string">
            <text:p>递延税款借项</text:p>
          </table:table-cell>
          <table:table-cell/>
        </table:table-row>
        <table:table-row table:style-name="ro2">
          <table:table-cell table:number-columns-repeated="25" office:value-type="string">
            <text:p>代码</text:p>
          </table:table-cell>
          <table:table-cell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1101">
            <text:p>1101</text:p>
          </table:table-cell>
          <table:table-cell office:value-type="float" office:value="1121">
            <text:p>1121</text:p>
          </table:table-cell>
          <table:table-cell office:value-type="float" office:value="1131">
            <text:p>1131</text:p>
          </table:table-cell>
          <table:table-cell office:value-type="float" office:value="1132">
            <text:p>1132</text:p>
          </table:table-cell>
          <table:table-cell office:value-type="float" office:value="1122">
            <text:p>1122</text:p>
          </table:table-cell>
          <table:table-cell office:value-type="float" office:value="1231">
            <text:p>1231</text:p>
          </table:table-cell>
          <table:table-cell office:value-type="float" office:value="1123">
            <text:p>1123</text:p>
          </table:table-cell>
          <table:table-cell office:value-type="string">
            <text:p>N</text:p>
          </table:table-cell>
          <table:table-cell office:value-type="float" office:value="1401">
            <text:p>1401</text:p>
          </table:table-cell>
          <table:table-cell office:value-type="float" office:value="1501">
            <text:p>1501</text:p>
          </table:table-cell>
          <table:table-cell office:value-type="float" office:value="1521">
            <text:p>1521</text:p>
          </table:table-cell>
          <table:table-cell office:value-type="string">
            <text:p>N</text:p>
          </table:table-cell>
          <table:table-cell office:value-type="float" office:value="1524">
            <text:p>1524</text:p>
          </table:table-cell>
          <table:table-cell office:value-type="float" office:value="1531">
            <text:p>1531</text:p>
          </table:table-cell>
          <table:table-cell office:value-type="float" office:value="1601">
            <text:p>1601</text:p>
          </table:table-cell>
          <table:table-cell office:value-type="float" office:value="1602">
            <text:p>1602</text:p>
          </table:table-cell>
          <table:table-cell office:value-type="float" office:value="1603">
            <text:p>1603</text:p>
          </table:table-cell>
          <table:table-cell office:value-type="float" office:value="1605">
            <text:p>1605</text:p>
          </table:table-cell>
          <table:table-cell office:value-type="float" office:value="1604">
            <text:p>1604</text:p>
          </table:table-cell>
          <table:table-cell office:value-type="float" office:value="1606">
            <text:p>1606</text:p>
          </table:table-cell>
          <table:table-cell office:value-type="float" office:value="1701">
            <text:p>1701</text:p>
          </table:table-cell>
          <table:table-cell office:value-type="float" office:value="1801">
            <text:p>1801</text:p>
          </table:table-cell>
          <table:table-cell office:value-type="string">
            <text:p>N</text:p>
          </table:table-cell>
          <table:table-cell office:value-type="float" office:value="1811">
            <text:p>1811</text:p>
          </table:table-cell>
          <table:table-cell/>
        </table:table-row>
        <table:table-row table:style-name="ro2">
          <table:table-cell office:value-type="float" office:value="1002">
            <text:p>1002</text:p>
          </table:table-cell>
          <table:table-cell table:number-columns-repeated="8"/>
          <table:table-cell office:value-type="float" office:value="1402">
            <text:p>1402</text:p>
          </table:table-cell>
          <table:table-cell table:number-columns-repeated="16"/>
        </table:table-row>
        <table:table-row table:style-name="ro2">
          <table:table-cell office:value-type="float" office:value="1015">
            <text:p>1015</text:p>
          </table:table-cell>
          <table:table-cell table:number-columns-repeated="8"/>
          <table:table-cell office:value-type="float" office:value="1403">
            <text:p>1403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1404">
            <text:p>1404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1406">
            <text:p>1406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1407">
            <text:p>1407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1410">
            <text:p>1410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1411">
            <text:p>1411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1412">
            <text:p>1412</text:p>
          </table:table-cell>
          <table:table-cell table:number-columns-repeated="16"/>
        </table:table-row>
        <table:table-row table:style-name="ro2">
          <table:table-cell table:number-columns-repeated="9"/>
          <table:table-cell office:value-type="float" office:value="1461">
            <text:p>1461</text:p>
          </table:table-cell>
          <table:table-cell table:number-columns-repeated="16"/>
        </table:table-row>
        <table:table-row table:style-name="ro2" table:number-rows-repeated="8">
          <table:table-cell table:number-columns-repeated="26"/>
        </table:table-row>
        <table:table-row table:style-name="ro2">
          <table:table-cell office:value-type="string">
            <text:p>短期借款</text:p>
          </table:table-cell>
          <table:table-cell office:value-type="string">
            <text:p>应收票据</text:p>
          </table:table-cell>
          <table:table-cell office:value-type="string">
            <text:p>应付账款</text:p>
          </table:table-cell>
          <table:table-cell office:value-type="string">
            <text:p>预收帐款</text:p>
          </table:table-cell>
          <table:table-cell office:value-type="string">
            <text:p>应付工资</text:p>
          </table:table-cell>
          <table:table-cell office:value-type="string">
            <text:p>应付福利费</text:p>
          </table:table-cell>
          <table:table-cell office:value-type="string">
            <text:p>应付股利</text:p>
          </table:table-cell>
          <table:table-cell office:value-type="string">
            <text:p>应交税金</text:p>
          </table:table-cell>
          <table:table-cell office:value-type="string">
            <text:p>其他应交款</text:p>
          </table:table-cell>
          <table:table-cell office:value-type="string">
            <text:p>其他应付款</text:p>
          </table:table-cell>
          <table:table-cell office:value-type="string">
            <text:p>预提费用</text:p>
          </table:table-cell>
          <table:table-cell office:value-type="string">
            <text:p>预计负债</text:p>
          </table:table-cell>
          <table:table-cell office:value-type="string">
            <text:p>一年内到期的长期负债</text:p>
          </table:table-cell>
          <table:table-cell office:value-type="string">
            <text:p>其他流动负债</text:p>
          </table:table-cell>
          <table:table-cell office:value-type="string">
            <text:p>长期借款</text:p>
          </table:table-cell>
          <table:table-cell office:value-type="string">
            <text:p>应付债券</text:p>
          </table:table-cell>
          <table:table-cell office:value-type="string">
            <text:p>长期应付款</text:p>
          </table:table-cell>
          <table:table-cell office:value-type="string">
            <text:p>专项应付款</text:p>
          </table:table-cell>
          <table:table-cell office:value-type="string">
            <text:p>其他长期负债</text:p>
          </table:table-cell>
          <table:table-cell office:value-type="string">
            <text:p>递延税款贷项</text:p>
          </table:table-cell>
          <table:table-cell office:value-type="string">
            <text:p>实收资本</text:p>
          </table:table-cell>
          <table:table-cell office:value-type="string">
            <text:p>已归还投资</text:p>
          </table:table-cell>
          <table:table-cell office:value-type="string">
            <text:p>资本公积</text:p>
          </table:table-cell>
          <table:table-cell office:value-type="string">
            <text:p>盈余公积</text:p>
          </table:table-cell>
          <table:table-cell office:value-type="string">
            <text:p>法定公益金</text:p>
          </table:table-cell>
          <table:table-cell office:value-type="string">
            <text:p>未分配利润</text:p>
          </table:table-cell>
        </table:table-row>
        <table:table-row table:style-name="ro2">
          <table:table-cell table:number-columns-repeated="26" office:value-type="string">
            <text:p>代码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201">
            <text:p>2201</text:p>
          </table:table-cell>
          <table:table-cell office:value-type="float" office:value="2202">
            <text:p>2202</text:p>
          </table:table-cell>
          <table:table-cell office:value-type="float" office:value="2205">
            <text:p>2205</text:p>
          </table:table-cell>
          <table:table-cell office:value-type="float" office:value="2211">
            <text:p>2211</text:p>
          </table:table-cell>
          <table:table-cell office:value-type="string">
            <text:p>N</text:p>
          </table:table-cell>
          <table:table-cell office:value-type="float" office:value="2231">
            <text:p>2231</text:p>
          </table:table-cell>
          <table:table-cell office:value-type="float" office:value="2221">
            <text:p>2221</text:p>
          </table:table-cell>
          <table:table-cell table:number-columns-repeated="2" office:value-type="string">
            <text:p>N</text:p>
          </table:table-cell>
          <table:table-cell office:value-type="float" office:value="2401">
            <text:p>2401</text:p>
          </table:table-cell>
          <table:table-cell table:number-columns-repeated="3" office:value-type="string">
            <text:p>N</text:p>
          </table:table-cell>
          <table:table-cell office:value-type="float" office:value="2601">
            <text:p>2601</text:p>
          </table:table-cell>
          <table:table-cell office:value-type="float" office:value="2602">
            <text:p>2602</text:p>
          </table:table-cell>
          <table:table-cell office:value-type="float" office:value="2801">
            <text:p>2801</text:p>
          </table:table-cell>
          <table:table-cell table:number-columns-repeated="2" office:value-type="string">
            <text:p>N</text:p>
          </table:table-cell>
          <table:table-cell office:value-type="float" office:value="2901">
            <text:p>2901</text:p>
          </table:table-cell>
          <table:table-cell office:value-type="float" office:value="4001">
            <text:p>4001</text:p>
          </table:table-cell>
          <table:table-cell office:value-type="string">
            <text:p>N</text:p>
          </table:table-cell>
          <table:table-cell office:value-type="float" office:value="4002">
            <text:p>4002</text:p>
          </table:table-cell>
          <table:table-cell office:value-type="float" office:value="4101">
            <text:p>4101</text:p>
          </table:table-cell>
          <table:table-cell office:value-type="string">
            <text:p>N</text:p>
          </table:table-cell>
          <table:table-cell office:value-type="float" office:value="4104">
            <text:p>4104</text:p>
          </table:table-cell>
        </table:table-row>
        <table:table-row table:style-name="ro2" table:number-rows-repeated="17">
          <table:table-cell table:number-columns-repeated="26"/>
        </table:table-row>
        <table:table-row table:style-name="ro2">
          <table:table-cell office:value-type="string">
            <text:p>主营业务收入</text:p>
          </table:table-cell>
          <table:table-cell office:value-type="string">
            <text:p>主营业务成本</text:p>
          </table:table-cell>
          <table:table-cell office:value-type="string">
            <text:p>主营业务税金及附加</text:p>
          </table:table-cell>
          <table:table-cell office:value-type="string">
            <text:p>其他业务利润</text:p>
          </table:table-cell>
          <table:table-cell office:value-type="string">
            <text:p>营业费用</text:p>
          </table:table-cell>
          <table:table-cell office:value-type="string">
            <text:p>管理费用</text:p>
          </table:table-cell>
          <table:table-cell office:value-type="string">
            <text:p>财务费用</text:p>
          </table:table-cell>
          <table:table-cell office:value-type="string">
            <text:p>投资收益</text:p>
          </table:table-cell>
          <table:table-cell office:value-type="string">
            <text:p>补贴收入</text:p>
          </table:table-cell>
          <table:table-cell office:value-type="string">
            <text:p>营业外收入</text:p>
          </table:table-cell>
          <table:table-cell office:value-type="string">
            <text:p>营业外支出</text:p>
          </table:table-cell>
          <table:table-cell office:value-type="string">
            <text:p>所得税</text:p>
          </table:table-cell>
          <table:table-cell table:number-columns-repeated="14"/>
        </table:table-row>
        <table:table-row table:style-name="ro2">
          <table:table-cell table:number-columns-repeated="12" office:value-type="string">
            <text:p>代码</text:p>
          </table:table-cell>
          <table:table-cell table:number-columns-repeated="14"/>
        </table:table-row>
        <table:table-row table:style-name="ro2">
          <table:table-cell office:value-type="float" office:value="6001">
            <text:p>6001</text:p>
          </table:table-cell>
          <table:table-cell office:value-type="float" office:value="6401">
            <text:p>6401</text:p>
          </table:table-cell>
          <table:table-cell office:value-type="float" office:value="6405">
            <text:p>6405</text:p>
          </table:table-cell>
          <table:table-cell office:value-type="float" office:value="6051">
            <text:p>6051</text:p>
          </table:table-cell>
          <table:table-cell office:value-type="float" office:value="6601">
            <text:p>6601</text:p>
          </table:table-cell>
          <table:table-cell office:value-type="float" office:value="6602">
            <text:p>6602</text:p>
          </table:table-cell>
          <table:table-cell office:value-type="float" office:value="6603">
            <text:p>6603</text:p>
          </table:table-cell>
          <table:table-cell office:value-type="float" office:value="6111">
            <text:p>6111</text:p>
          </table:table-cell>
          <table:table-cell office:value-type="string">
            <text:p>N</text:p>
          </table:table-cell>
          <table:table-cell office:value-type="float" office:value="6301">
            <text:p>6301</text:p>
          </table:table-cell>
          <table:table-cell office:value-type="float" office:value="6711">
            <text:p>6711</text:p>
          </table:table-cell>
          <table:table-cell office:value-type="float" office:value="6801">
            <text:p>6801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float" office:value="6402">
            <text:p>6402</text:p>
          </table:table-cell>
          <table:table-cell table:number-columns-repeated="22"/>
        </table:table-row>
        <table:table-row table:style-name="ro2" table:number-rows-repeated="65491">
          <table:table-cell table:number-columns-repeated="26"/>
        </table:table-row>
        <table:table-row table:style-name="ro2"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Cambria" svg:font-family="Cambria"/>
    <style:font-face style:name="宋体" svg:font-family="宋体"/>
    <style:font-face style:name="Times New Roman" svg:font-family="'Times New Roman'" style:font-family-generic="roman"/>
    <style:font-face style:name="Calibri1" svg:font-family="Calibri" style:font-family-generic="swiss"/>
    <style:font-face style:name="Cambria1" svg:font-family="Cambria" style:font-family-generic="swiss"/>
    <style:font-face style:name="宋体1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2" number:min-integer-digits="1" number:grouping="true"/>
      <number:text> </number:text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￥</number:text>
      <number:number number:decimal-places="0" number:min-integer-digits="1" number:grouping="true"/>
    </number:number-style>
    <number:number-style style:name="N144">
      <number:text>￥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￥</number:text>
      <number:number number:decimal-places="0" number:min-integer-digits="1" number:grouping="true"/>
    </number:number-style>
    <number:number-style style:name="N145">
      <style:text-properties fo:color="#ff0000"/>
      <number:text>￥-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￥</number:text>
      <number:number number:decimal-places="2" number:min-integer-digits="1" number:grouping="true"/>
    </number:number-style>
    <number:number-style style:name="N147">
      <number:text>￥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￥</number:text>
      <number:number number:decimal-places="2" number:min-integer-digits="1" number:grouping="true"/>
    </number:number-style>
    <number:number-style style:name="N148">
      <style:text-properties fo:color="#ff0000"/>
      <number:text>￥-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￥</number:text>
      <number:number number:decimal-places="0" number:min-integer-digits="1" number:grouping="true"/>
      <number:text> </number:text>
    </number:number-style>
    <number:number-style style:name="N152P1" style:volatile="true">
      <number:text> ￥-</number:text>
      <number:number number:decimal-places="0" number:min-integer-digits="1" number:grouping="true"/>
      <number:text> </number:text>
    </number:number-style>
    <number:number-style style:name="N152P2" style:volatile="true">
      <number:text> ￥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2" number:min-integer-digits="0"/>
    </number:number-style>
    <number:number-style style:name="N162P0" style:volatile="true">
      <number:text>￥</number:text>
      <number:number number:decimal-places="0" number:min-integer-digits="1" number:grouping="true"/>
    </number:number-style>
    <number:number-style style:name="N162">
      <number:text>-￥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￥</number:text>
      <number:number number:decimal-places="0" number:min-integer-digits="1" number:grouping="true"/>
    </number:number-style>
    <number:number-style style:name="N163">
      <style:text-properties fo:color="#ff0000"/>
      <number:text>-￥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number:text>-￥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￥</number:text>
      <number:number number:decimal-places="2" number:min-integer-digits="1" number:grouping="true"/>
    </number:number-style>
    <number:number-style style:name="N165">
      <style:text-properties fo:color="#ff0000"/>
      <number:text>-￥</number:text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text> ￥</number:text>
      <number:number number:decimal-places="0" number:min-integer-digits="1" number:grouping="true"/>
      <number:text> </number:text>
    </number:number-style>
    <number:number-style style:name="N167P1" style:volatile="true">
      <number:text>-￥</number:text>
      <number:number number:decimal-places="0" number:min-integer-digits="1" number:grouping="true"/>
      <number:text> </number:text>
    </number:number-style>
    <number:number-style style:name="N167P2" style:volatile="true">
      <number:text> ￥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￥</number:text>
      <number:number number:decimal-places="2" number:min-integer-digits="1" number:grouping="true"/>
      <number:text> </number:text>
    </number:number-style>
    <number:number-style style:name="N171P1" style:volatile="true">
      <number:text>-￥</number:text>
      <number:number number:decimal-places="2" number:min-integer-digits="1" number:grouping="true"/>
      <number:text> </number:text>
    </number:number-style>
    <number:number-style style:name="N171P2" style:volatile="true">
      <number:text> ￥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-</number:text>
      <number:number number:decimal-places="2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$</number:text>
      <number:number number:decimal-places="0" number:min-integer-digits="1" number:grouping="true"/>
    </number:number-style>
    <number:number-style style:name="N175">
      <number:text>-$</number:text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style:text-properties fo:color="#ff0000"/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</number:number-style>
    <number:number-style style:name="N178">
      <number:text>-$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style:text-properties fo:color="#ff0000"/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1P0" style:volatile="true">
      <number:text> $</number:text>
      <number:number number:decimal-places="0" number:min-integer-digits="1" number:grouping="true"/>
      <number:text> </number:text>
    </number:number-style>
    <number:number-style style:name="N181P1" style:volatile="true">
      <number:text>-$</number:text>
      <number:number number:decimal-places="0" number:min-integer-digits="1" number:grouping="true"/>
      <number:text> </number:text>
    </number:number-style>
    <number:number-style style:name="N181P2" style:volatile="true">
      <number:text> $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number:number number:decimal-places="2" number:min-integer-digits="1" number:grouping="true"/>
      <number:text> </number:text>
    </number:number-style>
    <number:number-style style:name="N183P1" style:volatile="true">
      <number:text>-$</number:text>
      <number:number number:decimal-places="2" number:min-integer-digits="1" number:grouping="true"/>
      <number:text> </number:text>
    </number:number-style>
    <number:number-style style:name="N183P2" style:volatile="true">
      <number:text> $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6P0" style:volatile="true"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integer-digits="1"/>
      <number:text> </number:text>
    </number:number-style>
    <number:number-style style:name="N191">
      <style:text-properties fo:color="#ff0000"/>
      <number:text>(</number:text>
      <number:number number:decimal-places="2" number:min-integer-digits="1"/>
      <number:text>)</number:text>
      <style:map style:condition="value()&gt;=0" style:apply-style-name="N19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 style:vertical-align="middle"/>
      <style:text-properties fo:color="#000000"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138in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3" style:display-name="Heading 1 3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138in solid #c0c0c0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3" style:display-name="Total 3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first-page-number="continue" style:scale-to="74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2673in" fo:page-height="11.6925in" style:num-format="1" style:print-orientation="portrait" fo:margin-top="0.7402in" fo:margin-bottom="1in" fo:margin-left="0.1201in" fo:margin-right="0.1299in" style:first-page-number="continue" style:scale-to="85%"/>
      <style:header-style>
        <style:header-footer-properties fo:margin-left="0.628in" fo:margin-right="0.6181in" fo:margin-bottom="0in"/>
      </style:header-style>
      <style:footer-style>
        <style:header-footer-properties fo:margin-left="0.628in" fo:margin-right="0.6181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22:59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表页_5f_1" style:display-name="PageStyle_表页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表页_5f_1_20_1" style:display-name="PageStyle_表页_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表页_5f_1_20_2" style:display-name="PageStyle_表页_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资产负债表" style:display-name="PageStyle_资产负债表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ff Wang</meta:initial-creator>
    <meta:creation-date>2010-07-16T11:25:20.70</meta:creation-date>
    <dc:date>2010-08-09T22:59:00.71</dc:date>
    <meta:editing-duration>PT14H56M08S</meta:editing-duration>
    <meta:editing-cycles>94</meta:editing-cycles>
    <meta:generator>OpenOffice.org/3.1$Win32 OpenOffice.org_project/310m11$Build-9399</meta:generator>
    <dc:creator>Jeff Wang</dc:creator>
    <meta:document-statistic meta:table-count="4" meta:cell-count="594" meta:object-count="0"/>
  </office:meta>
</office:document-meta>
</file>